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T13_8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</style:style>
    <style:style style:name="T22_1" style:family="text">
      <style:text-properties fo:font-size="28pt" style:font-size-asian="28pt" style:font-size-complex="28pt" fo:font-weight="bold" style:font-weight-asian="bold" style:font-weight-complex="bold"/>
    </style:style>
    <style:style style:name="T22_2" style:family="text">
      <style:text-properties fo:font-size="28pt" style:font-size-asian="28pt" style:font-size-complex="28pt" fo:font-weight="bold" style:font-weight-asian="bold" style:font-weight-complex="bold"/>
    </style:style>
    <style:style style:name="T22_3" style:family="text">
      <style:text-properties fo:font-size="28pt" style:font-size-asian="28pt" style:font-size-complex="28pt" fo:font-weight="bold" style:font-weight-asian="bold" style:font-weight-complex="bold"/>
    </style:style>
    <style:style style:name="T22_4" style:family="text">
      <style:text-properties fo:font-size="28pt" style:font-size-asian="28pt" style:font-size-complex="28pt" fo:font-weight="bold" style:font-weight-asian="bold" style:font-weight-complex="bold"/>
    </style:style>
    <style:style style:name="T22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76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line-height="150%" style:writing-mode="lr-tb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50%" style:writing-mode="lr-tb"/>
    </style:style>
    <style:style style:name="T56_1" style:family="text">
      <style:text-properties fo:color="#3c78d8" fo:font-size="14pt" style:font-size-asian="14pt" style:font-size-complex="14pt"/>
    </style:style>
    <style:style style:name="T56_2" style:family="text">
      <style:text-properties fo:color="#3c78d8" fo:font-size="14pt" style:font-size-asian="14pt" style:font-size-complex="14pt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text-indent="0cm" fo:line-height="107%" fo:margin-left="0.635cm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0" style:family="paragraph" style:parent-style-name="Heading_20_1">
      <style:paragraph-properties fo:break-before="auto" fo:line-height="107%" style:writing-mode="lr-tb"/>
    </style:style>
    <style:style style:name="T80_1" style:family="text">
      <style:text-properties fo:color="#000000" fo:font-weight="bold" style:font-weight-asian="bold" style:font-weight-complex="bold"/>
    </style:style>
    <style:style style:name="T80_2" style:family="text">
      <style:text-properties fo:color="#000000" fo:font-weight="bold" style:font-weight-asian="bold" style:font-weight-complex="bold"/>
    </style:style>
    <style:style style:name="T80_3" style:family="text">
      <style:text-properties fo:color="#000000" fo:font-weight="bold" style:font-weight-asian="bold" style:font-weight-complex="bold"/>
    </style:style>
    <style:style style:name="T80_4" style:family="text">
      <style:text-properties fo:color="#000000" fo:font-weight="bold" style:font-weight-asian="bold" style:font-weight-complex="bold"/>
    </style:style>
    <style:style style:name="T80_5" style:family="text">
      <style:text-properties fo:color="#000000" fo:font-weight="bold" style:font-weight-asian="bold" style:font-weight-complex="bold"/>
    </style:style>
    <style:style style:name="T80_6" style:family="text">
      <style:text-properties fo:color="#000000" fo:font-weight="bold" style:font-weight-asian="bold" style:font-weight-complex="bold"/>
    </style:style>
    <style:style style:name="T80_7" style:family="text">
      <style:text-properties fo:color="#000000" fo:font-weight="bold" style:font-weight-asian="bold" style:font-weight-complex="bold"/>
    </style:style>
    <style:style style:name="T80_8" style:family="text">
      <style:text-properties fo:color="#000000" fo:font-weight="bold" style:font-weight-asian="bold" style:font-weight-complex="bold"/>
    </style:style>
    <style:style style:name="T80_9" style:family="text">
      <style:text-properties fo:color="#000000" fo:font-weight="bold" style:font-weight-asian="bold" style:font-weight-complex="bold"/>
    </style:style>
    <style:style style:name="T80_10" style:family="text">
      <style:text-properties fo:color="#000000" fo:font-weight="bold" style:font-weight-asian="bold" style:font-weight-complex="bold"/>
    </style:style>
    <style:style style:name="T80_11" style:family="text">
      <style:text-properties fo:color="#000000" fo:font-weight="bold" style:font-weight-asian="bold" style:font-weight-complex="bold"/>
    </style:style>
    <style:style style:name="T80_12" style:family="text">
      <style:text-properties fo:color="#000000" fo:font-weight="bold" style:font-weight-asian="bold" style:font-weight-complex="bold"/>
    </style:style>
    <style:style style:name="T80_13" style:family="text">
      <style:text-properties fo:color="#000000" fo:font-weight="bold" style:font-weight-asian="bold" style:font-weight-complex="bold"/>
    </style:style>
    <style:style style:name="T80_14" style:family="text">
      <style:text-properties fo:color="#000000" fo:font-weight="bold" style:font-weight-asian="bold" style:font-weight-complex="bold"/>
    </style:style>
    <style:style style:name="T80_15" style:family="text">
      <style:text-properties fo:color="#000000" fo:font-weight="bold" style:font-weight-asian="bold" style:font-weight-complex="bold"/>
    </style:style>
    <style:style style:name="T80_16" style:family="text">
      <style:text-properties fo:color="#000000" fo:font-weight="bold" style:font-weight-asian="bold" style:font-weight-complex="bold"/>
    </style:style>
    <style:style style:name="T80_17" style:family="text">
      <style:text-properties fo:color="#000000" fo:font-weight="bold" style:font-weight-asian="bold" style:font-weight-complex="bold"/>
    </style:style>
    <style:style style:name="T80_18" style:family="text">
      <style:text-properties fo:color="#000000" fo:font-weight="bold" style:font-weight-asian="bold" style:font-weight-complex="bold"/>
    </style:style>
    <style:style style:name="T80_19" style:family="text">
      <style:text-properties fo:color="#000000" fo:font-weight="bold" style:font-weight-asian="bold" style:font-weight-complex="bold"/>
    </style:style>
    <style:style style:name="T80_20" style:family="text">
      <style:text-properties fo:color="#000000" fo:font-weight="bold" style:font-weight-asian="bold" style:font-weight-complex="bold"/>
    </style:style>
    <style:style style:name="T80_21" style:family="text">
      <style:text-properties fo:color="#000000" fo:font-weight="bold" style:font-weight-asian="bold" style:font-weight-complex="bold"/>
    </style:style>
    <style:style style:name="T80_22" style:family="text">
      <style:text-properties fo:color="#000000" fo:font-weight="bold" style:font-weight-asian="bold" style:font-weight-complex="bold"/>
    </style:style>
    <style:style style:name="T80_23" style:family="text">
      <style:text-properties fo:color="#000000" fo:font-weight="bold" style:font-weight-asian="bold" style:font-weight-complex="bold"/>
    </style:style>
    <style:style style:name="T80_24" style:family="text">
      <style:text-properties fo:color="#000000" fo:font-weight="bold" style:font-weight-asian="bold" style:font-weight-complex="bold"/>
    </style:style>
    <style:style style:name="T80_25" style:family="text">
      <style:text-properties fo:color="#000000" fo:font-weight="bold" style:font-weight-asian="bold" style:font-weight-complex="bold"/>
    </style:style>
    <style:style style:name="T80_26" style:family="text">
      <style:text-properties fo:color="#000000" fo:font-weight="bold" style:font-weight-asian="bold" style:font-weight-complex="bold"/>
    </style:style>
    <style:style style:name="T80_27" style:family="text">
      <style:text-properties fo:color="#000000" fo:font-weight="bold" style:font-weight-asian="bold" style:font-weight-complex="bold"/>
    </style:style>
    <style:style style:name="T80_28" style:family="text">
      <style:text-properties fo:color="#000000" fo:font-weight="bold" style:font-weight-asian="bold" style:font-weight-complex="bold"/>
    </style:style>
    <style:style style:name="T80_29" style:family="text">
      <style:text-properties fo:color="#000000" fo:font-weight="bold" style:font-weight-asian="bold" style:font-weight-complex="bold"/>
    </style:style>
    <style:style style:name="T80_30" style:family="text">
      <style:text-properties fo:color="#000000" fo:font-weight="bold" style:font-weight-asian="bold" style:font-weight-complex="bold"/>
    </style:style>
    <style:style style:name="T80_31" style:family="text">
      <style:text-properties fo:color="#000000" fo:font-weight="bold" style:font-weight-asian="bold" style:font-weight-complex="bold"/>
    </style:style>
    <style:style style:name="T80_32" style:family="text">
      <style:text-properties fo:color="#000000" fo:font-weight="bold" style:font-weight-asian="bold" style:font-weight-complex="bold"/>
    </style:style>
    <style:style style:name="T80_33" style:family="text">
      <style:text-properties fo:color="#000000" fo:font-weight="bold" style:font-weight-asian="bold" style:font-weight-complex="bold"/>
    </style:style>
    <style:style style:name="T80_34" style:family="text">
      <style:text-properties fo:color="#000000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50%" fo:margin-bottom="0.37cm" style:writing-mode="lr-tb"/>
    </style:style>
    <style:style style:name="T81_1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text-align="justify" fo:break-before="auto" fo:line-height="150%" fo:margin-bottom="0.37cm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ize="12pt" style:font-size-asian="12pt" style:font-size-complex="12pt"/>
    </style:style>
    <style:style style:name="T82_20" style:family="text">
      <style:text-properties fo:font-size="12pt" style:font-size-asian="12pt" style:font-size-complex="12pt"/>
    </style:style>
    <style:style style:name="T82_21" style:family="text">
      <style:text-properties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2pt" style:font-size-asian="12pt" style:font-size-complex="12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T82_30" style:family="text">
      <style:text-properties fo:font-size="12pt" style:font-size-asian="12pt" style:font-size-complex="12pt"/>
    </style:style>
    <style:style style:name="T82_31" style:family="text">
      <style:text-properties fo:font-size="12pt" style:font-size-asian="12pt" style:font-size-complex="12pt"/>
    </style:style>
    <style:style style:name="T82_32" style:family="text">
      <style:text-properties fo:font-size="12pt" style:font-size-asian="12pt" style:font-size-complex="12pt"/>
    </style:style>
    <style:style style:name="T82_33" style:family="text">
      <style:text-properties fo:font-size="12pt" style:font-size-asian="12pt" style:font-size-complex="12pt"/>
    </style:style>
    <style:style style:name="T82_34" style:family="text">
      <style:text-properties fo:font-size="12pt" style:font-size-asian="12pt" style:font-size-complex="12pt"/>
    </style:style>
    <style:style style:name="T82_35" style:family="text">
      <style:text-properties fo:font-size="12pt" style:font-size-asian="12pt" style:font-size-complex="12pt"/>
    </style:style>
    <style:style style:name="T82_36" style:family="text">
      <style:text-properties fo:font-size="12pt" style:font-size-asian="12pt" style:font-size-complex="12pt"/>
    </style:style>
    <style:style style:name="T82_37" style:family="text">
      <style:text-properties fo:font-size="12pt" style:font-size-asian="12pt" style:font-size-complex="12pt"/>
    </style:style>
    <style:style style:name="T82_38" style:family="text">
      <style:text-properties fo:font-size="12pt" style:font-size-asian="12pt" style:font-size-complex="12pt"/>
    </style:style>
    <style:style style:name="T82_39" style:family="text">
      <style:text-properties fo:font-size="12pt" style:font-size-asian="12pt" style:font-size-complex="12pt"/>
    </style:style>
    <style:style style:name="T82_40" style:family="text">
      <style:text-properties fo:font-size="12pt" style:font-size-asian="12pt" style:font-size-complex="12pt"/>
    </style:style>
    <style:style style:name="T82_41" style:family="text">
      <style:text-properties fo:font-size="12pt" style:font-size-asian="12pt" style:font-size-complex="12pt"/>
    </style:style>
    <style:style style:name="T82_42" style:family="text">
      <style:text-properties fo:font-size="12pt" style:font-size-asian="12pt" style:font-size-complex="12pt"/>
    </style:style>
    <style:style style:name="T82_43" style:family="text">
      <style:text-properties fo:font-size="12pt" style:font-size-asian="12pt" style:font-size-complex="12pt"/>
    </style:style>
    <style:style style:name="T82_44" style:family="text">
      <style:text-properties fo:font-size="12pt" style:font-size-asian="12pt" style:font-size-complex="12pt"/>
    </style:style>
    <style:style style:name="T82_45" style:family="text">
      <style:text-properties fo:font-size="12pt" style:font-size-asian="12pt" style:font-size-complex="12pt"/>
    </style:style>
    <style:style style:name="T82_46" style:family="text">
      <style:text-properties fo:font-size="12pt" style:font-size-asian="12pt" style:font-size-complex="12pt"/>
    </style:style>
    <style:style style:name="T82_47" style:family="text">
      <style:text-properties fo:font-size="12pt" style:font-size-asian="12pt" style:font-size-complex="12pt"/>
    </style:style>
    <style:style style:name="T82_48" style:family="text">
      <style:text-properties fo:font-size="12pt" style:font-size-asian="12pt" style:font-size-complex="12pt"/>
    </style:style>
    <style:style style:name="T82_49" style:family="text">
      <style:text-properties fo:font-size="12pt" style:font-size-asian="12pt" style:font-size-complex="12pt"/>
    </style:style>
    <style:style style:name="T82_50" style:family="text">
      <style:text-properties fo:font-size="12pt" style:font-size-asian="12pt" style:font-size-complex="12pt"/>
    </style:style>
    <style:style style:name="T82_51" style:family="text">
      <style:text-properties fo:font-size="12pt" style:font-size-asian="12pt" style:font-size-complex="12pt"/>
    </style:style>
    <style:style style:name="T82_52" style:family="text">
      <style:text-properties fo:font-size="12pt" style:font-size-asian="12pt" style:font-size-complex="12pt"/>
    </style:style>
    <style:style style:name="T82_53" style:family="text">
      <style:text-properties fo:font-size="12pt" style:font-size-asian="12pt" style:font-size-complex="12pt"/>
    </style:style>
    <style:style style:name="T82_54" style:family="text">
      <style:text-properties fo:font-size="12pt" style:font-size-asian="12pt" style:font-size-complex="12pt"/>
    </style:style>
    <style:style style:name="T82_55" style:family="text">
      <style:text-properties fo:font-size="12pt" style:font-size-asian="12pt" style:font-size-complex="12pt"/>
    </style:style>
    <style:style style:name="T82_56" style:family="text">
      <style:text-properties fo:font-size="12pt" style:font-size-asian="12pt" style:font-size-complex="12pt"/>
    </style:style>
    <style:style style:name="T82_57" style:family="text">
      <style:text-properties fo:font-size="12pt" style:font-size-asian="12pt" style:font-size-complex="12pt"/>
    </style:style>
    <style:style style:name="T82_58" style:family="text">
      <style:text-properties fo:font-size="12pt" style:font-size-asian="12pt" style:font-size-complex="12pt"/>
    </style:style>
    <style:style style:name="T82_59" style:family="text">
      <style:text-properties fo:font-size="12pt" style:font-size-asian="12pt" style:font-size-complex="12pt"/>
    </style:style>
    <style:style style:name="T82_60" style:family="text">
      <style:text-properties fo:font-size="12pt" style:font-size-asian="12pt" style:font-size-complex="12pt"/>
    </style:style>
    <style:style style:name="T82_61" style:family="text">
      <style:text-properties fo:font-size="12pt" style:font-size-asian="12pt" style:font-size-complex="12pt"/>
    </style:style>
    <style:style style:name="T82_62" style:family="text">
      <style:text-properties fo:font-size="12pt" style:font-size-asian="12pt" style:font-size-complex="12pt"/>
    </style:style>
    <style:style style:name="T82_63" style:family="text">
      <style:text-properties fo:font-size="12pt" style:font-size-asian="12pt" style:font-size-complex="12pt"/>
    </style:style>
    <style:style style:name="T82_64" style:family="text">
      <style:text-properties fo:font-size="12pt" style:font-size-asian="12pt" style:font-size-complex="12pt"/>
    </style:style>
    <style:style style:name="T82_65" style:family="text">
      <style:text-properties fo:font-size="12pt" style:font-size-asian="12pt" style:font-size-complex="12pt"/>
    </style:style>
    <style:style style:name="T82_66" style:family="text">
      <style:text-properties fo:font-size="12pt" style:font-size-asian="12pt" style:font-size-complex="12pt"/>
    </style:style>
    <style:style style:name="T82_67" style:family="text">
      <style:text-properties fo:font-size="12pt" style:font-size-asian="12pt" style:font-size-complex="12pt"/>
    </style:style>
    <style:style style:name="T82_68" style:family="text">
      <style:text-properties fo:font-size="12pt" style:font-size-asian="12pt" style:font-size-complex="12pt"/>
    </style:style>
    <style:style style:name="T82_69" style:family="text">
      <style:text-properties fo:font-size="12pt" style:font-size-asian="12pt" style:font-size-complex="12pt"/>
    </style:style>
    <style:style style:name="T82_70" style:family="text">
      <style:text-properties fo:font-size="12pt" style:font-size-asian="12pt" style:font-size-complex="12pt"/>
    </style:style>
    <style:style style:name="T82_71" style:family="text">
      <style:text-properties fo:font-size="12pt" style:font-size-asian="12pt" style:font-size-complex="12pt"/>
    </style:style>
    <style:style style:name="T82_72" style:family="text">
      <style:text-properties fo:font-size="12pt" style:font-size-asian="12pt" style:font-size-complex="12pt"/>
    </style:style>
    <style:style style:name="T82_73" style:family="text">
      <style:text-properties fo:font-size="12pt" style:font-size-asian="12pt" style:font-size-complex="12pt"/>
    </style:style>
    <style:style style:name="T82_74" style:family="text">
      <style:text-properties fo:font-size="12pt" style:font-size-asian="12pt" style:font-size-complex="12pt"/>
    </style:style>
    <style:style style:name="T82_75" style:family="text">
      <style:text-properties fo:font-size="12pt" style:font-size-asian="12pt" style:font-size-complex="12pt"/>
    </style:style>
    <style:style style:name="T82_76" style:family="text">
      <style:text-properties fo:font-size="12pt" style:font-size-asian="12pt" style:font-size-complex="12pt"/>
    </style:style>
    <style:style style:name="T82_77" style:family="text">
      <style:text-properties fo:font-size="12pt" style:font-size-asian="12pt" style:font-size-complex="12pt"/>
    </style:style>
    <style:style style:name="T82_78" style:family="text">
      <style:text-properties fo:font-size="12pt" style:font-size-asian="12pt" style:font-size-complex="12pt"/>
    </style:style>
    <style:style style:name="T82_79" style:family="text">
      <style:text-properties fo:font-size="12pt" style:font-size-asian="12pt" style:font-size-complex="12pt"/>
    </style:style>
    <style:style style:name="T82_80" style:family="text">
      <style:text-properties fo:font-size="12pt" style:font-size-asian="12pt" style:font-size-complex="12pt"/>
    </style:style>
    <style:style style:name="T82_81" style:family="text">
      <style:text-properties fo:font-size="12pt" style:font-size-asian="12pt" style:font-size-complex="12pt"/>
    </style:style>
    <style:style style:name="T82_82" style:family="text">
      <style:text-properties fo:font-size="12pt" style:font-size-asian="12pt" style:font-size-complex="12pt"/>
    </style:style>
    <style:style style:name="T82_83" style:family="text">
      <style:text-properties fo:font-size="12pt" style:font-size-asian="12pt" style:font-size-complex="12pt"/>
    </style:style>
    <style:style style:name="T82_84" style:family="text">
      <style:text-properties fo:font-size="12pt" style:font-size-asian="12pt" style:font-size-complex="12pt"/>
    </style:style>
    <style:style style:name="T82_85" style:family="text">
      <style:text-properties fo:font-size="12pt" style:font-size-asian="12pt" style:font-size-complex="12pt"/>
    </style:style>
    <style:style style:name="T82_86" style:family="text">
      <style:text-properties fo:font-size="12pt" style:font-size-asian="12pt" style:font-size-complex="12pt"/>
    </style:style>
    <style:style style:name="T82_87" style:family="text">
      <style:text-properties fo:font-size="12pt" style:font-size-asian="12pt" style:font-size-complex="12pt"/>
    </style:style>
    <style:style style:name="T82_88" style:family="text">
      <style:text-properties fo:font-size="12pt" style:font-size-asian="12pt" style:font-size-complex="12pt"/>
    </style:style>
    <style:style style:name="T82_89" style:family="text">
      <style:text-properties fo:font-size="12pt" style:font-size-asian="12pt" style:font-size-complex="12pt"/>
    </style:style>
    <style:style style:name="T82_90" style:family="text">
      <style:text-properties fo:font-size="12pt" style:font-size-asian="12pt" style:font-size-complex="12pt"/>
    </style:style>
    <style:style style:name="T82_91" style:family="text">
      <style:text-properties fo:font-size="12pt" style:font-size-asian="12pt" style:font-size-complex="12pt"/>
    </style:style>
    <style:style style:name="T82_92" style:family="text">
      <style:text-properties fo:font-size="12pt" style:font-size-asian="12pt" style:font-size-complex="12pt"/>
    </style:style>
    <style:style style:name="T82_93" style:family="text">
      <style:text-properties fo:font-size="12pt" style:font-size-asian="12pt" style:font-size-complex="12pt"/>
    </style:style>
    <style:style style:name="T82_94" style:family="text">
      <style:text-properties fo:font-size="12pt" style:font-size-asian="12pt" style:font-size-complex="12pt"/>
    </style:style>
    <style:style style:name="T82_95" style:family="text">
      <style:text-properties fo:font-size="12pt" style:font-size-asian="12pt" style:font-size-complex="12pt"/>
    </style:style>
    <style:style style:name="T82_96" style:family="text">
      <style:text-properties fo:font-size="12pt" style:font-size-asian="12pt" style:font-size-complex="12pt"/>
    </style:style>
    <style:style style:name="T82_97" style:family="text">
      <style:text-properties fo:font-size="12pt" style:font-size-asian="12pt" style:font-size-complex="12pt"/>
    </style:style>
    <style:style style:name="T82_98" style:family="text">
      <style:text-properties fo:font-size="12pt" style:font-size-asian="12pt" style:font-size-complex="12pt"/>
    </style:style>
    <style:style style:name="T82_99" style:family="text">
      <style:text-properties fo:font-size="12pt" style:font-size-asian="12pt" style:font-size-complex="12pt"/>
    </style:style>
    <style:style style:name="T82_100" style:family="text">
      <style:text-properties fo:font-size="12pt" style:font-size-asian="12pt" style:font-size-complex="12pt"/>
    </style:style>
    <style:style style:name="T82_101" style:family="text">
      <style:text-properties fo:font-size="12pt" style:font-size-asian="12pt" style:font-size-complex="12pt"/>
    </style:style>
    <style:style style:name="T82_102" style:family="text">
      <style:text-properties fo:font-size="12pt" style:font-size-asian="12pt" style:font-size-complex="12pt"/>
    </style:style>
    <style:style style:name="T82_103" style:family="text">
      <style:text-properties fo:font-size="12pt" style:font-size-asian="12pt" style:font-size-complex="12pt"/>
    </style:style>
    <style:style style:name="T82_104" style:family="text">
      <style:text-properties fo:font-size="12pt" style:font-size-asian="12pt" style:font-size-complex="12pt"/>
    </style:style>
    <style:style style:name="T82_105" style:family="text">
      <style:text-properties fo:font-size="12pt" style:font-size-asian="12pt" style:font-size-complex="12pt"/>
    </style:style>
    <style:style style:name="T82_106" style:family="text">
      <style:text-properties fo:font-size="12pt" style:font-size-asian="12pt" style:font-size-complex="12pt"/>
    </style:style>
    <style:style style:name="T82_107" style:family="text">
      <style:text-properties fo:font-size="12pt" style:font-size-asian="12pt" style:font-size-complex="12pt"/>
    </style:style>
    <style:style style:name="T82_108" style:family="text">
      <style:text-properties fo:font-size="12pt" style:font-size-asian="12pt" style:font-size-complex="12pt"/>
    </style:style>
    <style:style style:name="T82_109" style:family="text">
      <style:text-properties fo:font-size="12pt" style:font-size-asian="12pt" style:font-size-complex="12pt"/>
    </style:style>
    <style:style style:name="T82_110" style:family="text">
      <style:text-properties fo:font-size="12pt" style:font-size-asian="12pt" style:font-size-complex="12pt"/>
    </style:style>
    <style:style style:name="T82_111" style:family="text">
      <style:text-properties fo:font-size="12pt" style:font-size-asian="12pt" style:font-size-complex="12pt"/>
    </style:style>
    <style:style style:name="T82_112" style:family="text">
      <style:text-properties fo:font-size="12pt" style:font-size-asian="12pt" style:font-size-complex="12pt"/>
    </style:style>
    <style:style style:name="T82_113" style:family="text">
      <style:text-properties fo:font-size="12pt" style:font-size-asian="12pt" style:font-size-complex="12pt"/>
    </style:style>
    <style:style style:name="T82_114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line-height="150%" fo:margin-bottom="0.37cm" style:writing-mode="lr-tb"/>
      <style:text-properties fo:font-size="12pt" style:font-size-asian="12pt" style:font-size-complex="12pt"/>
    </style:style>
    <style:style style:name="P84" style:family="paragraph" style:parent-style-name="Standard">
      <style:paragraph-properties fo:text-align="justify" fo:break-before="auto" fo:line-height="150%" fo:margin-bottom="0.37cm" style:writing-mode="lr-tb"/>
    </style:style>
    <style:style style:name="T84_1" style:family="text">
      <style:text-properties fo:font-size="16pt" style:font-size-asian="16pt" style:font-size-complex="16pt" fo:font-weight="bold" style:font-weight-asian="bold" style:font-weight-complex="bold"/>
    </style:style>
    <style:style style:name="T84_2" style:family="text">
      <style:text-properties fo:font-size="16pt" style:font-size-asian="16pt" style:font-size-complex="16pt" fo:font-weight="bold" style:font-weight-asian="bold" style:font-weight-complex="bold"/>
    </style:style>
    <style:style style:name="T84_3" style:family="text">
      <style:text-properties fo:font-size="16pt" style:font-size-asian="16pt" style:font-size-complex="16pt" fo:font-weight="bold" style:font-weight-asian="bold" style:font-weight-complex="bold"/>
    </style:style>
    <style:style style:name="T84_4" style:family="text">
      <style:text-properties fo:font-size="16pt" style:font-size-asian="16pt" style:font-size-complex="16pt" fo:font-weight="bold" style:font-weight-asian="bold" style:font-weight-complex="bold"/>
    </style:style>
    <style:style style:name="T84_5" style:family="text">
      <style:text-properties fo:font-size="16pt" style:font-size-asian="16pt" style:font-size-complex="16pt" fo:font-weight="bold" style:font-weight-asian="bold" style:font-weight-complex="bold"/>
    </style:style>
    <style:style style:name="T84_6" style:family="text">
      <style:text-properties fo:font-size="16pt" style:font-size-asian="16pt" style:font-size-complex="16pt" fo:font-weight="bold" style:font-weight-asian="bold" style:font-weight-complex="bold"/>
    </style:style>
    <style:style style:name="T84_7" style:family="text">
      <style:text-properties fo:font-size="16pt" style:font-size-asian="16pt" style:font-size-complex="16pt" fo:font-weight="bold" style:font-weight-asian="bold" style:font-weight-complex="bold"/>
    </style:style>
    <style:style style:name="T84_8" style:family="text">
      <style:text-properties fo:font-size="16pt" style:font-size-asian="16pt" style:font-size-complex="16pt" fo:font-weight="bold" style:font-weight-asian="bold" style:font-weight-complex="bold"/>
    </style:style>
    <style:style style:name="T84_9" style:family="text">
      <style:text-properties fo:font-size="16pt" style:font-size-asian="16pt" style:font-size-complex="16pt" fo:font-weight="bold" style:font-weight-asian="bold" style:font-weight-complex="bold"/>
    </style:style>
    <style:style style:name="T84_10" style:family="text">
      <style:text-properties fo:font-size="16pt" style:font-size-asian="16pt" style:font-size-complex="16pt" fo:font-weight="bold" style:font-weight-asian="bold" style:font-weight-complex="bold"/>
    </style:style>
    <style:style style:name="T84_11" style:family="text">
      <style:text-properties fo:font-size="16pt" style:font-size-asian="16pt" style:font-size-complex="16pt" fo:font-weight="bold" style:font-weight-asian="bold" style:font-weight-complex="bold"/>
    </style:style>
    <style:style style:name="T84_12" style:family="text">
      <style:text-properties fo:font-size="16pt" style:font-size-asian="16pt" style:font-size-complex="16pt" fo:font-weight="bold" style:font-weight-asian="bold" style:font-weight-complex="bold"/>
    </style:style>
    <style:style style:name="T84_13" style:family="text">
      <style:text-properties fo:font-size="16pt" style:font-size-asian="16pt" style:font-size-complex="16pt" fo:font-weight="bold" style:font-weight-asian="bold" style:font-weight-complex="bold"/>
    </style:style>
    <style:style style:name="T84_14" style:family="text">
      <style:text-properties fo:font-size="16pt" style:font-size-asian="16pt" style:font-size-complex="16pt" fo:font-weight="bold" style:font-weight-asian="bold" style:font-weight-complex="bold"/>
    </style:style>
    <style:style style:name="T84_15" style:family="text">
      <style:text-properties fo:font-size="16pt" style:font-size-asian="16pt" style:font-size-complex="16pt" fo:font-weight="bold" style:font-weight-asian="bold" style:font-weight-complex="bold"/>
    </style:style>
    <style:style style:name="T84_16" style:family="text">
      <style:text-properties fo:font-size="16pt" style:font-size-asian="16pt" style:font-size-complex="16pt" fo:font-weight="bold" style:font-weight-asian="bold" style:font-weight-complex="bold"/>
    </style:style>
    <style:style style:name="T84_17" style:family="text">
      <style:text-properties fo:font-size="16pt" style:font-size-asian="16pt" style:font-size-complex="16pt" fo:font-weight="bold" style:font-weight-asian="bold" style:font-weight-complex="bold"/>
    </style:style>
    <style:style style:name="T84_18" style:family="text">
      <style:text-properties fo:font-size="16pt" style:font-size-asian="16pt" style:font-size-complex="16pt" fo:font-weight="bold" style:font-weight-asian="bold" style:font-weight-complex="bold"/>
    </style:style>
    <style:style style:name="T84_19" style:family="text">
      <style:text-properties fo:font-size="16pt" style:font-size-asian="16pt" style:font-size-complex="16pt" fo:font-weight="bold" style:font-weight-asian="bold" style:font-weight-complex="bold"/>
    </style:style>
    <style:style style:name="T84_20" style:family="text">
      <style:text-properties fo:font-size="16pt" style:font-size-asian="16pt" style:font-size-complex="16pt" fo:font-weight="bold" style:font-weight-asian="bold" style:font-weight-complex="bold"/>
    </style:style>
    <style:style style:name="T84_21" style:family="text">
      <style:text-properties fo:font-size="16pt" style:font-size-asian="16pt" style:font-size-complex="16pt" fo:font-weight="bold" style:font-weight-asian="bold" style:font-weight-complex="bold"/>
    </style:style>
    <style:style style:name="T84_22" style:family="text">
      <style:text-properties fo:font-size="16pt" style:font-size-asian="16pt" style:font-size-complex="16pt" fo:font-weight="bold" style:font-weight-asian="bold" style:font-weight-complex="bold"/>
    </style:style>
    <style:style style:name="T84_23" style:family="text">
      <style:text-properties fo:font-size="16pt" style:font-size-asian="16pt" style:font-size-complex="16pt" fo:font-weight="bold" style:font-weight-asian="bold" style:font-weight-complex="bold"/>
    </style:style>
    <style:style style:name="T84_24" style:family="text">
      <style:text-properties fo:font-size="16pt" style:font-size-asian="16pt" style:font-size-complex="16pt" fo:font-weight="bold" style:font-weight-asian="bold" style:font-weight-complex="bold"/>
    </style:style>
    <style:style style:name="T84_25" style:family="text">
      <style:text-properties fo:font-size="16pt" style:font-size-asian="16pt" style:font-size-complex="16pt" fo:font-weight="bold" style:font-weight-asian="bold" style:font-weight-complex="bold"/>
    </style:style>
    <style:style style:name="T84_26" style:family="text">
      <style:text-properties fo:font-size="16pt" style:font-size-asian="16pt" style:font-size-complex="16pt" fo:font-weight="bold" style:font-weight-asian="bold" style:font-weight-complex="bold"/>
    </style:style>
    <style:style style:name="T84_27" style:family="text">
      <style:text-properties fo:font-size="16pt" style:font-size-asian="16pt" style:font-size-complex="16pt" fo:font-weight="bold" style:font-weight-asian="bold" style:font-weight-complex="bold"/>
    </style:style>
    <style:style style:name="T84_28" style:family="text">
      <style:text-properties fo:font-size="16pt" style:font-size-asian="16pt" style:font-size-complex="16pt" fo:font-weight="bold" style:font-weight-asian="bold" style:font-weight-complex="bold"/>
    </style:style>
    <style:style style:name="T84_29" style:family="text">
      <style:text-properties fo:font-size="16pt" style:font-size-asian="16pt" style:font-size-complex="16pt" fo:font-weight="bold" style:font-weight-asian="bold" style:font-weight-complex="bold"/>
    </style:style>
    <style:style style:name="T84_30" style:family="text">
      <style:text-properties fo:font-size="16pt" style:font-size-asian="16pt" style:font-size-complex="16pt" fo:font-weight="bold" style:font-weight-asian="bold" style:font-weight-complex="bold"/>
    </style:style>
    <style:style style:name="T84_31" style:family="text">
      <style:text-properties fo:font-size="16pt" style:font-size-asian="16pt" style:font-size-complex="16pt" fo:font-weight="bold" style:font-weight-asian="bold" style:font-weight-complex="bold"/>
    </style:style>
    <style:style style:name="T84_32" style:family="text">
      <style:text-properties fo:font-size="16pt" style:font-size-asian="16pt" style:font-size-complex="16pt" fo:font-weight="bold" style:font-weight-asian="bold" style:font-weight-complex="bold"/>
    </style:style>
    <style:style style:name="T84_33" style:family="text">
      <style:text-properties fo:font-size="16pt" style:font-size-asian="16pt" style:font-size-complex="16pt" fo:font-weight="bold" style:font-weight-asian="bold" style:font-weight-complex="bold"/>
    </style:style>
    <style:style style:name="T84_34" style:family="text">
      <style:text-properties fo:font-size="16pt" style:font-size-asian="16pt" style:font-size-complex="16pt" fo:font-weight="bold" style:font-weight-asian="bold" style:font-weight-complex="bold"/>
    </style:style>
    <style:style style:name="T84_35" style:family="text">
      <style:text-properties fo:font-size="16pt" style:font-size-asian="16pt" style:font-size-complex="16pt" fo:font-weight="bold" style:font-weight-asian="bold" style:font-weight-complex="bold"/>
    </style:style>
    <style:style style:name="T84_36" style:family="text">
      <style:text-properties fo:font-size="16pt" style:font-size-asian="16pt" style:font-size-complex="16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P86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Table2" style:family="table">
      <style:table-properties table:align="left" style:width="17.066cm" fo:margin-left="0.097cm"/>
    </style:style>
    <style:style style:name="Column5" style:family="table-column">
      <style:table-column-properties style:column-width="4.815cm"/>
    </style:style>
    <style:style style:name="Column6" style:family="table-column">
      <style:table-column-properties style:column-width="12.25cm"/>
    </style:style>
    <style:style style:name="Row5" style:family="table-row"/>
    <style:style style:name="Cell17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2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2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.282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4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9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5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6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7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9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8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9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/>
    <style:style style:name="T100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" style:family="text"/>
    <style:style style:name="T100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6" style:family="text"/>
    <style:style style:name="T100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8" style:family="text"/>
    <style:style style:name="T100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0" style:family="text"/>
    <style:style style:name="T100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2" style:family="text"/>
    <style:style style:name="T100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4" style:family="text"/>
    <style:style style:name="T100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6" style:family="text"/>
    <style:style style:name="T100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8" style:family="text"/>
    <style:style style:name="T100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0" style:family="text"/>
    <style:style style:name="T100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2" style:family="text"/>
    <style:style style:name="T100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4" style:family="text"/>
    <style:style style:name="T100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6" style:family="text"/>
    <style:style style:name="T100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8" style:family="text"/>
    <style:style style:name="T100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0" style:family="text"/>
    <style:style style:name="T100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2" style:family="text"/>
    <style:style style:name="T100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4" style:family="text"/>
    <style:style style:name="T100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6" style:family="text"/>
    <style:style style:name="T100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8" style:family="text"/>
    <style:style style:name="T100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0" style:family="text"/>
    <style:style style:name="T100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2" style:family="text"/>
    <style:style style:name="T100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4" style:family="text"/>
    <style:style style:name="T100_4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6" style:family="text"/>
    <style:style style:name="T100_4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8" style:family="text"/>
    <style:style style:name="T100_4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50" style:family="text"/>
    <style:style style:name="T100_5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/>
    <style:style style:name="T101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" style:family="text"/>
    <style:style style:name="T101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" style:family="text"/>
    <style:style style:name="T101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8" style:family="text"/>
    <style:style style:name="T101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0" style:family="text"/>
    <style:style style:name="T101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2" style:family="text"/>
    <style:style style:name="T101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4" style:family="text"/>
    <style:style style:name="T101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6" style:family="text"/>
    <style:style style:name="T101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8" style:family="text"/>
    <style:style style:name="T101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0" style:family="text"/>
    <style:style style:name="T101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2" style:family="text"/>
    <style:style style:name="T101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4" style:family="text"/>
    <style:style style:name="T101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6" style:family="text"/>
    <style:style style:name="T101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8" style:family="text"/>
    <style:style style:name="T101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0" style:family="text"/>
    <style:style style:name="T101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2" style:family="text"/>
    <style:style style:name="T101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4" style:family="text"/>
    <style:style style:name="T101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6" style:family="text"/>
    <style:style style:name="T101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8" style:family="text"/>
    <style:style style:name="T101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0" style:family="text"/>
    <style:style style:name="T101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2" style:family="text"/>
    <style:style style:name="T101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text-align="justify" fo:break-before="auto" fo:line-height="150%" fo:margin-bottom="0.37cm" style:writing-mode="lr-tb"/>
    </style:style>
    <style:style style:name="Table3" style:family="table">
      <style:table-properties table:align="left" style:width="13.52cm" fo:margin-left="0.097cm"/>
    </style:style>
    <style:style style:name="Column7" style:family="table-column">
      <style:table-column-properties style:column-width="1.244cm"/>
    </style:style>
    <style:style style:name="Column8" style:family="table-column">
      <style:table-column-properties style:column-width="8.705cm"/>
    </style:style>
    <style:style style:name="Column9" style:family="table-column">
      <style:table-column-properties style:column-width="3.572cm"/>
    </style:style>
    <style:style style:name="Row9" style:family="table-row"/>
    <style:style style:name="Cell25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.282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line-height="150%" fo:margin-bottom="0.37cm" style:writing-mode="lr-tb"/>
    </style:style>
    <style:style style:name="P133" style:family="paragraph" style:parent-style-name="Standard">
      <style:paragraph-properties fo:text-align="justify" fo:break-before="auto" fo:line-height="150%" style:writing-mode="lr-tb"/>
      <style:text-properties fo:font-weight="bold" style:font-weight-asian="bold" style:font-weight-complex="bold"/>
    </style:style>
    <style:style style:name="P134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34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34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35" style:family="paragraph" style:parent-style-name="Standard">
      <style:paragraph-properties fo:text-align="justify" fo:break-before="auto" fo:line-height="115%" fo:margin-bottom="0cm" style:writing-mode="lr-tb"/>
    </style:style>
    <style:style style:name="P136" style:family="paragraph" style:parent-style-name="Standard">
      <style:paragraph-properties fo:text-align="justify" fo:break-before="auto" fo:line-height="115%" fo:margin-bottom="0cm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>
      <style:text-properties fo:font-weight="bold" style:font-weight-asian="bold" style:font-weight-complex="bold"/>
    </style:style>
    <style:style style:name="T136_6" style:family="text">
      <style:text-properties fo:font-weight="bold" style:font-weight-asian="bold" style:font-weight-complex="bold"/>
    </style:style>
    <style:style style:name="T136_7" style:family="text">
      <style:text-properties fo:font-weight="bold" style:font-weight-asian="bold" style:font-weight-complex="bold"/>
    </style:style>
    <style:style style:name="T136_8" style:family="text">
      <style:text-properties fo:font-weight="bold" style:font-weight-asian="bold" style:font-weight-complex="bold"/>
    </style:style>
    <style:style style:name="T136_9" style:family="text">
      <style:text-properties fo:font-weight="bold" style:font-weight-asian="bold" style:font-weight-complex="bold"/>
    </style:style>
    <style:style style:name="T136_10" style:family="text">
      <style:text-properties fo:font-weight="bold" style:font-weight-asian="bold" style:font-weight-complex="bold"/>
    </style:style>
    <style:style style:name="T136_11" style:family="text">
      <style:text-properties fo:font-weight="bold" style:font-weight-asian="bold" style:font-weight-complex="bold"/>
    </style:style>
    <style:style style:name="T136_12" style:family="text">
      <style:text-properties fo:font-weight="bold" style:font-weight-asian="bold" style:font-weight-complex="bold"/>
    </style:style>
    <style:style style:name="T136_13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line-height="115%" fo:margin-bottom="0cm" style:writing-mode="lr-tb"/>
    </style:style>
    <style:style style:name="P138" style:family="paragraph" style:parent-style-name="Standard">
      <style:paragraph-properties fo:text-align="justify" fo:break-before="auto" fo:line-height="115%" fo:margin-bottom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P139" style:family="paragraph" style:parent-style-name="Standard">
      <style:paragraph-properties fo:text-align="justify" fo:break-before="auto" fo:line-height="115%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text-align="justify" fo:break-before="auto" fo:line-height="115%" fo:margin-bottom="0cm" style:writing-mode="lr-tb"/>
    </style:style>
    <style:style style:name="P141" style:family="paragraph" style:parent-style-name="Standard">
      <style:paragraph-properties fo:text-align="justify" fo:break-before="auto" fo:line-height="115%" fo:margin-bottom="0cm" style:writing-mode="lr-tb"/>
    </style:style>
    <style:style style:name="P142" style:family="paragraph" style:parent-style-name="Standard">
      <style:paragraph-properties fo:text-align="justify" fo:break-before="auto" fo:line-height="115%" fo:margin-bottom="0cm" style:writing-mode="lr-tb"/>
    </style:style>
    <style:style style:name="P143" style:family="paragraph" style:parent-style-name="Standard">
      <style:paragraph-properties fo:text-align="justify" fo:break-before="auto" fo:line-height="115%" fo:margin-bottom="0cm" style:writing-mode="lr-tb"/>
    </style:style>
    <style:style style:name="P144" style:family="paragraph" style:parent-style-name="Standard">
      <style:paragraph-properties fo:text-align="justify" fo:break-before="auto" fo:line-height="115%" fo:margin-bottom="0cm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T144_5" style:family="text">
      <style:text-properties fo:font-weight="bold" style:font-weight-asian="bold" style:font-weight-complex="bold"/>
    </style:style>
    <style:style style:name="T144_6" style:family="text">
      <style:text-properties fo:font-weight="bold" style:font-weight-asian="bold" style:font-weight-complex="bold"/>
    </style:style>
    <style:style style:name="T144_7" style:family="text">
      <style:text-properties fo:font-weight="bold" style:font-weight-asian="bold" style:font-weight-complex="bold"/>
    </style:style>
    <style:style style:name="T144_8" style:family="text">
      <style:text-properties fo:font-weight="bold" style:font-weight-asian="bold" style:font-weight-complex="bold"/>
    </style:style>
    <style:style style:name="T144_9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text-align="justify" fo:break-before="auto" fo:line-height="115%" fo:margin-bottom="0cm" style:writing-mode="lr-tb"/>
    </style:style>
    <style:style style:name="P146" style:family="paragraph" style:parent-style-name="Standard">
      <style:paragraph-properties fo:text-align="justify" fo:break-before="auto" fo:line-height="115%" fo:margin-bottom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P147" style:family="paragraph" style:parent-style-name="Standard">
      <style:paragraph-properties fo:text-align="justify" fo:break-before="auto" fo:line-height="115%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P148" style:family="paragraph" style:parent-style-name="Standard">
      <style:paragraph-properties fo:text-align="justify" fo:break-before="auto" fo:line-height="115%" fo:margin-bottom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text-align="justify" fo:break-before="auto" fo:line-height="115%" fo:margin-bottom="0cm" style:writing-mode="lr-tb"/>
    </style:style>
    <style:style style:name="P150" style:family="paragraph" style:parent-style-name="Standard">
      <style:paragraph-properties fo:text-align="justify" fo:break-before="auto" fo:line-height="115%" fo:margin-bottom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P151" style:family="paragraph" style:parent-style-name="Standard">
      <style:paragraph-properties fo:text-align="justify" fo:break-before="auto" fo:line-height="115%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P152" style:family="paragraph" style:parent-style-name="Standard">
      <style:paragraph-properties fo:text-align="justify" fo:break-before="auto" fo:line-height="115%" fo:margin-bottom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P153" style:family="paragraph" style:parent-style-name="Standard">
      <style:paragraph-properties fo:text-align="justify" fo:break-before="auto" fo:line-height="115%" fo:margin-bottom="0cm" style:writing-mode="lr-tb"/>
    </style:style>
    <style:style style:name="P154" style:family="paragraph" style:parent-style-name="Standard">
      <style:paragraph-properties fo:text-align="justify" fo:break-before="auto" fo:line-height="115%" fo:border-bottom="#808080 0.053cm solid" fo:margin-bottom="0cm" style:writing-mode="lr-tb"/>
    </style:style>
    <style:style style:name="P155" style:family="paragraph" style:parent-style-name="Standard">
      <style:paragraph-properties fo:break-before="auto" fo:line-height="107%" style:writing-mode="lr-tb"/>
    </style:style>
    <style:style style:name="P156" style:family="paragraph" style:parent-style-name="Standard">
      <style:paragraph-properties fo:break-before="auto" fo:line-height="107%" style:writing-mode="lr-tb"/>
    </style:style>
    <style:style style:name="P157" style:family="paragraph" style:parent-style-name="Standard">
      <style:paragraph-properties fo:break-before="auto" fo:line-height="115%" fo:border-bottom="#808080 0.053cm solid" fo:margin-bottom="0cm" style:writing-mode="lr-tb"/>
    </style:style>
    <style:style style:name="P158" style:family="paragraph" style:parent-style-name="Standard">
      <style:paragraph-properties fo:break-before="auto" fo:line-height="107%" style:writing-mode="lr-tb"/>
    </style:style>
    <style:style style:name="P159" style:family="paragraph" style:parent-style-name="Standard">
      <style:paragraph-properties fo:break-before="auto" fo:line-height="107%" fo:border-bottom="#808080 0.053cm solid" style:writing-mode="lr-tb"/>
    </style:style>
    <style:style style:name="P160" style:family="paragraph" style:parent-style-name="Standard">
      <style:paragraph-properties fo:break-before="auto" fo:line-height="107%" style:writing-mode="lr-tb"/>
    </style:style>
    <style:style style:name="P161" style:family="paragraph" style:parent-style-name="Standard">
      <style:paragraph-properties fo:break-before="auto" fo:line-height="107%" style:writing-mode="lr-tb"/>
    </style:style>
    <style:style style:name="P162" style:family="paragraph" style:parent-style-name="Standard">
      <style:paragraph-properties fo:break-before="auto" fo:line-height="107%" style:writing-mode="lr-tb"/>
    </style:style>
    <style:style style:name="P163" style:family="paragraph" style:parent-style-name="Standard">
      <style:paragraph-properties fo:text-align="justify" fo:break-before="auto" fo:line-height="150%" fo:margin-bottom="0.37cm" style:writing-mode="lr-tb"/>
    </style:style>
    <style:style style:name="P164" style:family="paragraph" style:parent-style-name="Standard">
      <style:paragraph-properties fo:text-align="justify" fo:break-before="auto" fo:line-height="150%" fo:margin-bottom="0.37cm" style:writing-mode="lr-tb"/>
    </style:style>
    <style:style style:name="Table4" style:family="table">
      <style:table-properties table:align="left" style:width="16.986cm" fo:margin-left="0.106cm"/>
    </style:style>
    <style:style style:name="Column10" style:family="table-column">
      <style:table-column-properties style:column-width="1.111cm"/>
    </style:style>
    <style:style style:name="Column11" style:family="table-column">
      <style:table-column-properties style:column-width="7.99cm"/>
    </style:style>
    <style:style style:name="Column12" style:family="table-column">
      <style:table-column-properties style:column-width="3.651cm"/>
    </style:style>
    <style:style style:name="Column13" style:family="table-column">
      <style:table-column-properties style:column-width="4.233cm"/>
    </style:style>
    <style:style style:name="Row18" style:family="table-row"/>
    <style:style style:name="Cell52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5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6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4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5" style:family="table-cell">
      <style:table-cell-properties fo:background-color="#c0c0c0"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56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7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fo:margin-bottom="0cm" style:writing-mode="lr-tb"/>
    </style:style>
    <style:style style:name="P178" style:family="paragraph" style:parent-style-name="Standard">
      <style:paragraph-properties fo:text-align="justify" fo:break-before="auto" fo:line-height="150%" style:writing-mode="lr-tb"/>
      <style:text-properties fo:background-color="#c0c0c0" fo:font-weight="bold" style:font-weight-asian="bold" style:font-weight-complex="bold"/>
    </style:style>
    <style:style style:name="P179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79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79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79_3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79_4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80" style:family="paragraph" style:parent-style-name="Standard">
      <style:paragraph-properties fo:text-align="justify" fo:break-before="auto" fo:line-height="115%" fo:margin-bottom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text-align="justify" fo:break-before="auto" fo:line-height="150%" fo:margin-bottom="0.37cm" style:writing-mode="lr-tb"/>
    </style:style>
    <style:style style:name="P182" style:family="paragraph" style:parent-style-name="Standard">
      <style:paragraph-properties fo:text-align="justify" fo:break-before="auto" fo:line-height="150%" fo:margin-bottom="0.37cm" style:writing-mode="lr-tb"/>
    </style:style>
    <style:style style:name="Table5" style:family="table">
      <style:table-properties table:align="left" style:width="16.166cm" fo:margin-left="0.106cm"/>
    </style:style>
    <style:style style:name="Column14" style:family="table-column">
      <style:table-column-properties style:column-width="1.111cm"/>
    </style:style>
    <style:style style:name="Column15" style:family="table-column">
      <style:table-column-properties style:column-width="15.055cm"/>
    </style:style>
    <style:style style:name="Row21" style:family="table-row"/>
    <style:style style:name="Cell64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3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5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4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4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2" style:family="table-row"/>
    <style:style style:name="Cell66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8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break-before="auto" fo:line-height="115%" fo:margin-bottom="0cm" style:writing-mode="lr-tb"/>
    </style:style>
    <style:style style:name="P190" style:family="paragraph" style:parent-style-name="Standard">
      <style:paragraph-properties fo:text-align="justify" fo:break-before="auto" fo:line-height="115%" fo:margin-bottom="0cm" style:writing-mode="lr-tb"/>
      <style:text-properties fo:background-color="#c0c0c0" fo:font-weight="bold" style:font-weight-asian="bold" style:font-weight-complex="bold"/>
    </style:style>
    <style:style style:name="P191" style:family="paragraph" style:parent-style-name="Standard">
      <style:paragraph-properties fo:text-align="justify" fo:break-before="auto" fo:line-height="150%" fo:margin-bottom="0.37cm" style:writing-mode="lr-tb"/>
      <style:text-properties fo:background-color="#c0c0c0"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TEMPL</text:span><text:span text:style-name="T13_4">_</text:span><text:span text:style-name="T13_5">RelatorioDeExecucao</text:span><text:span text:style-name="T13_6">CheckListConsist</text:span><text:span text:style-name="T13_7">e</text:span><text:span text:style-name="T13_8">ncia</text:span></text:p>
      <text:p text:style-name="P14"><text:span text:style-name="T14_1">Versão</text:span><text:span text:style-name="T14_2"><text:s/></text:span><text:span text:style-name="T14_3">1.0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Histórico</text:span><text:span text:style-name="T22_2"><text:s/></text:span><text:span text:style-name="T22_3">de</text:span><text:span text:style-name="T22_4"><text:s/></text:span><text:span text:style-name="T22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Nome</text:span></text:p>
          </table:table-cell>
          <table:table-cell table:style-name="Cell2">
            <text:p text:style-name="P24"><text:span text:style-name="T24_1">Alterações</text:span></text:p>
          </table:table-cell>
          <table:table-cell table:style-name="Cell3">
            <text:p text:style-name="P25"><text:span text:style-name="T25_1">Data</text:span></text:p>
          </table:table-cell>
          <table:table-cell table:style-name="Cell4">
            <text:p text:style-name="P26"><text:span text:style-name="T26_1">Versão</text:span></text:p>
          </table:table-cell>
        </table:table-row>
        <table:table-row table:style-name="Row2">
          <table:table-cell table:style-name="Cell5">
            <text:p text:style-name="P27"><text:span text:style-name="T27_1">Andressa</text:span></text:p>
          </table:table-cell>
          <table:table-cell table:style-name="Cell6">
            <text:p text:style-name="P28"><text:span text:style-name="T28_1">Criação</text:span><text:span text:style-name="T28_2"><text:s/></text:span><text:span text:style-name="T28_3">do</text:span><text:span text:style-name="T28_4"><text:s/></text:span><text:span text:style-name="T28_5">Documento</text:span></text:p>
          </table:table-cell>
          <table:table-cell table:style-name="Cell7">
            <text:p text:style-name="P29"><text:span text:style-name="T29_1">09</text:span><text:span text:style-name="T29_2">/</text:span><text:span text:style-name="T29_3">01</text:span><text:span text:style-name="T29_4">/201</text:span><text:span text:style-name="T29_5">3</text:span></text:p>
          </table:table-cell>
          <table:table-cell table:style-name="Cell8">
            <text:p text:style-name="P30"><text:span text:style-name="T30_1">0.1</text:span></text:p>
          </table:table-cell>
        </table:table-row>
        <table:table-row table:style-name="Row3">
          <table:table-cell table:style-name="Cell9">
            <text:p text:style-name="P31"><text:span text:style-name="T31_1">Andressa</text:span></text:p>
          </table:table-cell>
          <table:table-cell table:style-name="Cell10">
            <text:p text:style-name="P32"><text:span text:style-name="T32_1">Conclusão</text:span><text:span text:style-name="T32_2"><text:s/></text:span><text:span text:style-name="T32_3">do</text:span><text:span text:style-name="T32_4"><text:s/></text:span><text:span text:style-name="T32_5">Documento</text:span></text:p>
          </table:table-cell>
          <table:table-cell table:style-name="Cell11">
            <text:p text:style-name="P33"><text:span text:style-name="T33_1">11/01/2013</text:span></text:p>
          </table:table-cell>
          <table:table-cell table:style-name="Cell12">
            <text:p text:style-name="P34"><text:span text:style-name="T34_1">1.0</text:span></text:p>
          </table:table-cell>
        </table:table-row>
        <table:table-row table:style-name="Row4">
          <table:table-cell table:style-name="Cell13">
            <text:p text:style-name="P35"><text:span text:style-name="T35_1">Klevlon</text:span></text:p>
          </table:table-cell>
          <table:table-cell table:style-name="Cell14">
            <text:p text:style-name="P36"><text:span text:style-name="T36_1">Atualização</text:span></text:p>
          </table:table-cell>
          <table:table-cell table:style-name="Cell15">
            <text:p text:style-name="P37"><text:span text:style-name="T37_1">25/01/13</text:span></text:p>
          </table:table-cell>
          <table:table-cell table:style-name="Cell16">
            <text:p text:style-name="P38"><text:span text:style-name="T38_1">1.1</text:span></text:p>
          </table:table-cell>
        </table:table-row>
      </table:table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Sumuario</text:span><text:span text:style-name="T56_2"><text:s/></text:span></text:p>
      <text:p text:style-name="P57"><text:span text:style-name="T57_1">1-<text:s/></text:span><text:span text:style-name="T57_2">Introdução</text:span><text:span text:style-name="T57_3"><text:s/></text:span><text:span text:style-name="T57_4">do</text:span><text:span text:style-name="T57_5"><text:s/></text:span><text:span text:style-name="T57_6">documento</text:span></text:p>
      <text:p text:style-name="P58"><text:span text:style-name="T58_1">2-<text:s/></text:span><text:span text:style-name="T58_2">Templete</text:span><text:span text:style-name="T58_3"><text:s/></text:span><text:span text:style-name="T58_4">de</text:span><text:span text:style-name="T58_5"><text:s/></text:span><text:span text:style-name="T58_6">Execução</text:span><text:span text:style-name="T58_7"><text:s/></text:span><text:span text:style-name="T58_8">do</text:span><text:span text:style-name="T58_9"><text:s/></text:span><text:span text:style-name="T58_10">checklist</text:span><text:span text:style-name="T58_11"><text:s/></text:span><text:span text:style-name="T58_12">da</text:span><text:span text:style-name="T58_13"><text:s/></text:span><text:span text:style-name="T58_14">consistencia</text:span><text:span text:style-name="T58_15"><text:s/></text:span><text:span text:style-name="T58_16">do</text:span><text:span text:style-name="T58_17"><text:s/></text:span><text:span text:style-name="T58_18">produto</text:span></text:p>
      <text:p text:style-name="P59"><text:span text:style-name="T59_1">2.1-<text:s/></text:span><text:span text:style-name="T59_2">Observações</text:span><text:span text:style-name="T59_3"><text:s/></text:span><text:span text:style-name="T59_4">Relevantes</text:span><text:span text:style-name="T59_5"><text:s/></text:span><text:span text:style-name="T59_6">do</text:span><text:span text:style-name="T59_7"><text:s/></text:span><text:span text:style-name="T59_8">Produto</text:span></text:p>
      <text:p text:style-name="P60"><text:span text:style-name="T60_1">2.2-<text:s/></text:span><text:span text:style-name="T60_2">Ações</text:span><text:span text:style-name="T60_3"><text:s/></text:span><text:span text:style-name="T60_4">Corretivas</text:span><text:span text:style-name="T60_5"><text:s/></text:span><text:span text:style-name="T60_6">ao</text:span><text:span text:style-name="T60_7"><text:s/></text:span><text:span text:style-name="T60_8">Produto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h text:style-name="P80" text:outline-level="10"><text:span text:style-name="T80_1">1<text:s/></text:span><text:span text:style-name="T80_2">Relatorio</text:span><text:span text:style-name="T80_3"><text:s/></text:span><text:span text:style-name="T80_4">de</text:span><text:span text:style-name="T80_5"><text:s/></text:span><text:span text:style-name="T80_6">Execução</text:span><text:span text:style-name="T80_7"><text:s/></text:span><text:span text:style-name="T80_8">do</text:span><text:span text:style-name="T80_9"><text:s/></text:span><text:span text:style-name="T80_10">CheckList</text:span><text:span text:style-name="T80_11"><text:s/></text:span><text:span text:style-name="T80_12">de</text:span><text:span text:style-name="T80_13"><text:s/></text:span><text:span text:style-name="T80_14">Avaliação</text:span><text:span text:style-name="T80_15"><text:s/></text:span><text:span text:style-name="T80_16">de</text:span><text:span text:style-name="T80_17"><text:s/></text:span><text:span text:style-name="T80_18">Consistência</text:span><text:span text:style-name="T80_19"><text:s/></text:span><text:span text:style-name="T80_20">para</text:span><text:span text:style-name="T80_21"><text:s/></text:span><text:span text:style-name="T80_22">com</text:span><text:span text:style-name="T80_23"><text:s/></text:span><text:span text:style-name="T80_24">Requisitos</text:span><text:span text:style-name="T80_25"><text:s/></text:span><text:span text:style-name="T80_26">e</text:span><text:span text:style-name="T80_27"><text:s/></text:span><text:span text:style-name="T80_28">demais</text:span><text:span text:style-name="T80_29"><text:s/></text:span><text:span text:style-name="T80_30">Produtos</text:span><text:span text:style-name="T80_31"><text:s/></text:span><text:span text:style-name="T80_32">de</text:span><text:span text:style-name="T80_33"><text:s/></text:span><text:span text:style-name="T80_34">Trabalho</text:span></text:h>
      <text:p text:style-name="P81"><text:span text:style-name="T81_1"><text:tab/></text:span></text:p>
      <text:p text:style-name="P82"><text:span text:style-name="T82_1"><text:tab/></text:span><text:span text:style-name="T82_2">Este</text:span><text:span text:style-name="T82_3"><text:s/></text:span><text:span text:style-name="T82_4">Relatorio</text:span><text:span text:style-name="T82_5"><text:s/></text:span><text:span text:style-name="T82_6">de</text:span><text:span text:style-name="T82_7"><text:s/></text:span><text:span text:style-name="T82_8">execução</text:span><text:span text:style-name="T82_9"><text:s/></text:span><text:span text:style-name="T82_10">da</text:span><text:span text:style-name="T82_11"><text:s/></text:span><text:span text:style-name="T82_12">avaliação</text:span><text:span text:style-name="T82_13"><text:s/></text:span><text:span text:style-name="T82_14">de</text:span><text:span text:style-name="T82_15"><text:s/></text:span><text:span text:style-name="T82_16">consistência</text:span><text:span text:style-name="T82_17"><text:s/></text:span><text:span text:style-name="T82_18">para</text:span><text:span text:style-name="T82_19"><text:s/></text:span><text:span text:style-name="T82_20">com</text:span><text:span text:style-name="T82_21"><text:s/></text:span><text:span text:style-name="T82_22">requisitos</text:span><text:span text:style-name="T82_23"><text:s/></text:span><text:span text:style-name="T82_24">e</text:span><text:span text:style-name="T82_25"><text:s/></text:span><text:span text:style-name="T82_26">demais</text:span><text:span text:style-name="T82_27"><text:s/></text:span><text:span text:style-name="T82_28">produtos</text:span><text:span text:style-name="T82_29"><text:s/></text:span><text:span text:style-name="T82_30">de</text:span><text:span text:style-name="T82_31"><text:s/></text:span><text:span text:style-name="T82_32">trabalho</text:span><text:span text:style-name="T82_33"><text:s/></text:span><text:span text:style-name="T82_34">tem</text:span><text:span text:style-name="T82_35"><text:s/></text:span><text:span text:style-name="T82_36">por</text:span><text:span text:style-name="T82_37"><text:s/></text:span><text:span text:style-name="T82_38">objetivo</text:span><text:span text:style-name="T82_39"><text:s/></text:span><text:span text:style-name="T82_40">de</text:span><text:span text:style-name="T82_41"><text:s/></text:span><text:span text:style-name="T82_42">ajudar</text:span><text:span text:style-name="T82_43"><text:s/></text:span><text:span text:style-name="T82_44">a</text:span><text:span text:style-name="T82_45"><text:s/></text:span><text:span text:style-name="T82_46">identificar</text:span><text:span text:style-name="T82_47"><text:s text:c="2"/></text:span><text:span text:style-name="T82_48">artefatos</text:span><text:span text:style-name="T82_49"><text:s/></text:span><text:span text:style-name="T82_50">gerados</text:span><text:span text:style-name="T82_51"><text:s/></text:span><text:span text:style-name="T82_52">para</text:span><text:span text:style-name="T82_53"><text:s/></text:span><text:span text:style-name="T82_54">melh</text:span><text:span text:style-name="T82_55">or</text:span><text:span text:style-name="T82_56"><text:s/></text:span><text:span text:style-name="T82_57">visualição</text:span><text:span text:style-name="T82_58"><text:s/></text:span><text:span text:style-name="T82_59">dos</text:span><text:span text:style-name="T82_60"><text:s/></text:span><text:span text:style-name="T82_61">artefatos</text:span><text:span text:style-name="T82_62">.<text:s/></text:span><text:span text:style-name="T82_63">Portanto</text:span><text:span text:style-name="T82_64">,<text:s/></text:span><text:span text:style-name="T82_65">pode</text:span><text:span text:style-name="T82_66"><text:s/></text:span><text:span text:style-name="T82_67">ser</text:span><text:span text:style-name="T82_68"><text:s/></text:span><text:span text:style-name="T82_69">aplicado</text:span><text:span text:style-name="T82_70"><text:s/></text:span><text:span text:style-name="T82_71">a</text:span><text:span text:style-name="T82_72"><text:s/></text:span><text:span text:style-name="T82_73">qualquer</text:span><text:span text:style-name="T82_74"><text:s/></text:span><text:span text:style-name="T82_75">execução</text:span><text:span text:style-name="T82_76"><text:s/></text:span><text:span text:style-name="T82_77">do</text:span><text:span text:style-name="T82_78"><text:s/></text:span><text:span text:style-name="T82_79">checklist</text:span><text:span text:style-name="T82_80"><text:s/></text:span><text:span text:style-name="T82_81">do</text:span><text:span text:style-name="T82_82"><text:s/></text:span><text:span text:style-name="T82_83">produto</text:span><text:span text:style-name="T82_84"><text:s/></text:span><text:span text:style-name="T82_85">de</text:span><text:span text:style-name="T82_86"><text:s/></text:span><text:span text:style-name="T82_87">trabalho</text:span><text:span text:style-name="T82_88"><text:s/></text:span><text:span text:style-name="T82_89">como</text:span><text:span text:style-name="T82_90"><text:s/></text:span><text:span text:style-name="T82_91">um</text:span><text:span text:style-name="T82_92"><text:s/></text:span><text:span text:style-name="T82_93">todo</text:span><text:span text:style-name="T82_94"><text:s/></text:span><text:span text:style-name="T82_95">e</text:span><text:span text:style-name="T82_96">,<text:s/></text:span><text:span text:style-name="T82_97">não</text:span><text:span text:style-name="T82_98"><text:s/></text:span><text:span text:style-name="T82_99">obstante</text:span><text:span text:style-name="T82_100">,<text:s/></text:span><text:span text:style-name="T82_101">relacionado</text:span><text:span text:style-name="T82_102"><text:s/></text:span><text:span text:style-name="T82_103">com</text:span><text:span text:style-name="T82_104"><text:s/></text:span><text:span text:style-name="T82_105">qualquer</text:span><text:span text:style-name="T82_106"><text:s/></text:span><text:span text:style-name="T82_107">outro</text:span><text:span text:style-name="T82_108">,<text:s/></text:span><text:span text:style-name="T82_109">principalmente</text:span><text:span text:style-name="T82_110"><text:s/></text:span><text:span text:style-name="T82_111">os</text:span><text:span text:style-name="T82_112"><text:s/></text:span><text:span text:style-name="T82_113">requisitos</text:span><text:span text:style-name="T82_114">.<text:s/></text:span></text:p>
      <text:p text:style-name="P83"/>
      <text:p text:style-name="P84"><text:span text:style-name="T84_1">2<text:s/></text:span><text:span text:style-name="T84_2">Template</text:span><text:span text:style-name="T84_3"><text:s/></text:span><text:span text:style-name="T84_4">Relatorio</text:span><text:span text:style-name="T84_5"><text:s/></text:span><text:span text:style-name="T84_6">de</text:span><text:span text:style-name="T84_7"><text:s/></text:span><text:span text:style-name="T84_8">Execução</text:span><text:span text:style-name="T84_9"><text:s/></text:span><text:span text:style-name="T84_10">do</text:span><text:span text:style-name="T84_11"><text:s/></text:span><text:span text:style-name="T84_12">CheckList</text:span><text:span text:style-name="T84_13"><text:s/></text:span><text:span text:style-name="T84_14">de</text:span><text:span text:style-name="T84_15"><text:s/></text:span><text:span text:style-name="T84_16">Avaliação</text:span><text:span text:style-name="T84_17"><text:s/></text:span><text:span text:style-name="T84_18">de</text:span><text:span text:style-name="T84_19"><text:s/></text:span><text:span text:style-name="T84_20">Consistência</text:span><text:span text:style-name="T84_21"><text:s/></text:span><text:span text:style-name="T84_22">para</text:span><text:span text:style-name="T84_23"><text:s/></text:span><text:span text:style-name="T84_24">com</text:span><text:span text:style-name="T84_25"><text:s/></text:span><text:span text:style-name="T84_26">Requisitos</text:span><text:span text:style-name="T84_27"><text:s/></text:span><text:span text:style-name="T84_28">e</text:span><text:span text:style-name="T84_29"><text:s/></text:span><text:span text:style-name="T84_30">demais</text:span><text:span text:style-name="T84_31"><text:s/></text:span><text:span text:style-name="T84_32">Produtos</text:span><text:span text:style-name="T84_33"><text:s/></text:span><text:span text:style-name="T84_34">de</text:span><text:span text:style-name="T84_35"><text:s/></text:span><text:span text:style-name="T84_36">Trabalho</text:span></text:p>
      <text:p text:style-name="P85"/>
      <text:p text:style-name="P86"/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87"><text:span text:style-name="T87_1">DADOS</text:span><text:span text:style-name="T87_2"><text:s/></text:span><text:span text:style-name="T87_3">GERAIS</text:span></text:p>
          </table:table-cell>
          <table:table-cell table:style-name="Cell18">
            <text:p text:style-name="P88"/>
          </table:table-cell>
        </table:table-row>
        <table:table-row table:style-name="Row6">
          <table:table-cell table:style-name="Cell19">
            <text:p text:style-name="P89"><text:span text:style-name="T89_1">Nome</text:span><text:span text:style-name="T89_2"><text:s/></text:span><text:span text:style-name="T89_3">do</text:span><text:span text:style-name="T89_4"><text:s/></text:span><text:span text:style-name="T89_5">Inspetor</text:span><text:span text:style-name="T89_6">:</text:span></text:p>
          </table:table-cell>
          <table:table-cell table:style-name="Cell20">
            <text:p text:style-name="P90"><text:span text:style-name="T90_1">Marco</text:span><text:span text:style-name="T90_2"><text:s/></text:span><text:span text:style-name="T90_3">Aurélio</text:span></text:p>
          </table:table-cell>
        </table:table-row>
        <table:table-row table:style-name="Row7">
          <table:table-cell table:style-name="Cell21">
            <text:p text:style-name="P91"><text:span text:style-name="T91_1">Item</text:span><text:span text:style-name="T91_2"><text:s/></text:span><text:span text:style-name="T91_3">Verificado</text:span><text:span text:style-name="T91_4">:</text:span></text:p>
          </table:table-cell>
          <table:table-cell table:style-name="Cell22">
            <text:p text:style-name="P92"><text:span text:style-name="T92_1">Caso</text:span><text:span text:style-name="T92_2"><text:s/></text:span><text:span text:style-name="T92_3">de</text:span><text:span text:style-name="T92_4"><text:s/></text:span><text:span text:style-name="T92_5">teste</text:span></text:p>
          </table:table-cell>
        </table:table-row>
        <table:table-row table:style-name="Row8">
          <table:table-cell table:style-name="Cell23">
            <text:p text:style-name="P93"><text:span text:style-name="T93_1">CheckList</text:span><text:span text:style-name="T93_2"><text:s/></text:span><text:span text:style-name="T93_3">Executado</text:span><text:span text:style-name="T93_4">:</text:span></text:p>
          </table:table-cell>
          <table:table-cell table:style-name="Cell24">
            <text:p text:style-name="P94"><text:span text:style-name="T94_1">-&gt;</text:span><text:span text:style-name="T94_2">https</text:span><text:span text:style-name="T94_3">://</text:span><text:span text:style-name="T94_4">docs</text:span><text:span text:style-name="T94_5">.</text:span><text:span text:style-name="T94_6">google</text:span><text:span text:style-name="T94_7">.</text:span><text:span text:style-name="T94_8">com</text:span><text:span text:style-name="T94_9">/</text:span><text:span text:style-name="T94_10">file</text:span><text:span text:style-name="T94_11">/</text:span><text:span text:style-name="T94_12">d</text:span><text:span text:style-name="T94_13">/0</text:span><text:span text:style-name="T94_14">Bx</text:span><text:span text:style-name="T94_15">33</text:span><text:span text:style-name="T94_16">vSj</text:span><text:span text:style-name="T94_17">-</text:span><text:span text:style-name="T94_18">rqsgUFVfajhoQWQtZ</text:span><text:span text:style-name="T94_19">3</text:span><text:span text:style-name="T94_20">c</text:span><text:span text:style-name="T94_21">/</text:span><text:span text:style-name="T94_22">edit</text:span></text:p>
            <text:p text:style-name="P95"><text:span text:style-name="T95_1">-&gt;</text:span><text:span text:style-name="T95_2">https</text:span><text:span text:style-name="T95_3">://</text:span><text:span text:style-name="T95_4">docs</text:span><text:span text:style-name="T95_5">.</text:span><text:span text:style-name="T95_6">google</text:span><text:span text:style-name="T95_7">.</text:span><text:span text:style-name="T95_8">com</text:span><text:span text:style-name="T95_9">/</text:span><text:span text:style-name="T95_10">file</text:span><text:span text:style-name="T95_11">/</text:span><text:span text:style-name="T95_12">d</text:span><text:span text:style-name="T95_13">/0</text:span><text:span text:style-name="T95_14">Bx</text:span><text:span text:style-name="T95_15">33</text:span><text:span text:style-name="T95_16">vSj</text:span><text:span text:style-name="T95_17">-</text:span><text:span text:style-name="T95_18">rqsgZ</text:span><text:span text:style-name="T95_19">0</text:span><text:span text:style-name="T95_20">g</text:span><text:span text:style-name="T95_21">0</text:span><text:span text:style-name="T95_22">dlBYdFFtLVE</text:span><text:span text:style-name="T95_23">/</text:span><text:span text:style-name="T95_24">edit</text:span></text:p>
            <text:p text:style-name="P96"><text:span text:style-name="T96_1">-&gt;</text:span><text:span text:style-name="T96_2">https</text:span><text:span text:style-name="T96_3">://</text:span><text:span text:style-name="T96_4">docs</text:span><text:span text:style-name="T96_5">.</text:span><text:span text:style-name="T96_6">google</text:span><text:span text:style-name="T96_7">.</text:span><text:span text:style-name="T96_8">com</text:span><text:span text:style-name="T96_9">/</text:span><text:span text:style-name="T96_10">file</text:span><text:span text:style-name="T96_11">/</text:span><text:span text:style-name="T96_12">d</text:span><text:span text:style-name="T96_13">/0</text:span><text:span text:style-name="T96_14">Bx</text:span><text:span text:style-name="T96_15">33</text:span><text:span text:style-name="T96_16">vSj</text:span><text:span text:style-name="T96_17">-</text:span><text:span text:style-name="T96_18">rqsgeENydzlpNzVhaTg</text:span><text:span text:style-name="T96_19">/</text:span><text:span text:style-name="T96_20">edit</text:span></text:p>
            <text:p text:style-name="P97"><text:span text:style-name="T97_1">-&gt;</text:span><text:span text:style-name="T97_2">https</text:span><text:span text:style-name="T97_3">://</text:span><text:span text:style-name="T97_4">docs</text:span><text:span text:style-name="T97_5">.</text:span><text:span text:style-name="T97_6">google</text:span><text:span text:style-name="T97_7">.</text:span><text:span text:style-name="T97_8">com</text:span><text:span text:style-name="T97_9">/</text:span><text:span text:style-name="T97_10">file</text:span><text:span text:style-name="T97_11">/</text:span><text:span text:style-name="T97_12">d</text:span><text:span text:style-name="T97_13">/0</text:span><text:span text:style-name="T97_14">Bx</text:span><text:span text:style-name="T97_15">33</text:span><text:span text:style-name="T97_16">vSj</text:span><text:span text:style-name="T97_17">-</text:span><text:span text:style-name="T97_18">rqsgRUpNR</text:span><text:span text:style-name="T97_19">1</text:span><text:span text:style-name="T97_20">l</text:span><text:span text:style-name="T97_21">0</text:span><text:span text:style-name="T97_22">WGtLbUE</text:span><text:span text:style-name="T97_23">/</text:span><text:span text:style-name="T97_24">edit</text:span></text:p>
            <text:p text:style-name="P98"><text:span text:style-name="T98_1">-&gt;</text:span><text:span text:style-name="T98_2">https</text:span><text:span text:style-name="T98_3">://</text:span><text:span text:style-name="T98_4">docs</text:span><text:span text:style-name="T98_5">.</text:span><text:span text:style-name="T98_6">google</text:span><text:span text:style-name="T98_7">.</text:span><text:span text:style-name="T98_8">com</text:span><text:span text:style-name="T98_9">/</text:span><text:span text:style-name="T98_10">file</text:span><text:span text:style-name="T98_11">/</text:span><text:span text:style-name="T98_12">d</text:span><text:span text:style-name="T98_13">/0</text:span><text:span text:style-name="T98_14">Bx</text:span><text:span text:style-name="T98_15">33</text:span><text:span text:style-name="T98_16">vSj</text:span><text:span text:style-name="T98_17">-</text:span><text:span text:style-name="T98_18">rqsgdTlSMkxTQVdaZlk</text:span><text:span text:style-name="T98_19">/</text:span><text:span text:style-name="T98_20">edit</text:span></text:p>
            <text:p text:style-name="P99"><text:span text:style-name="T99_1">-&gt;</text:span><text:span text:style-name="T99_2">https</text:span><text:span text:style-name="T99_3">://</text:span><text:span text:style-name="T99_4">docs</text:span><text:span text:style-name="T99_5">.</text:span><text:span text:style-name="T99_6">google</text:span><text:span text:style-name="T99_7">.</text:span><text:span text:style-name="T99_8">com</text:span><text:span text:style-name="T99_9">/</text:span><text:span text:style-name="T99_10">file</text:span><text:span text:style-name="T99_11">/</text:span><text:span text:style-name="T99_12">d</text:span><text:span text:style-name="T99_13">/0</text:span><text:span text:style-name="T99_14">Bx</text:span><text:span text:style-name="T99_15">33</text:span><text:span text:style-name="T99_16">vSj</text:span><text:span text:style-name="T99_17">-</text:span><text:span text:style-name="T99_18">rqsgTnR</text:span><text:span text:style-name="T99_19">6</text:span><text:span text:style-name="T99_20">ZkgzcG</text:span><text:span text:style-name="T99_21">96</text:span><text:span text:style-name="T99_22">SW</text:span><text:span text:style-name="T99_23">8/</text:span><text:span text:style-name="T99_24">edit</text:span></text:p>
            <text:p text:style-name="P100"><text:span text:style-name="T100_1">-&gt;</text:span><text:span text:style-name="T100_2"><text:a xlink:type="simple" xlink:href="https://docs.google.com/file/d/0Bx33vSj-rqsgRHMwV3g1RC1vWGM/edit"><text:span text:style-name="T100_3">https</text:span></text:a></text:span><text:span text:style-name="T100_4"><text:a xlink:type="simple" xlink:href="https://docs.google.com/file/d/0Bx33vSj-rqsgRHMwV3g1RC1vWGM/edit"><text:span text:style-name="T100_5">://</text:span></text:a></text:span><text:span text:style-name="T100_6"><text:a xlink:type="simple" xlink:href="https://docs.google.com/file/d/0Bx33vSj-rqsgRHMwV3g1RC1vWGM/edit"><text:span text:style-name="T100_7">docs</text:span></text:a></text:span><text:span text:style-name="T100_8"><text:a xlink:type="simple" xlink:href="https://docs.google.com/file/d/0Bx33vSj-rqsgRHMwV3g1RC1vWGM/edit"><text:span text:style-name="T100_9">.</text:span></text:a></text:span><text:span text:style-name="T100_10"><text:a xlink:type="simple" xlink:href="https://docs.google.com/file/d/0Bx33vSj-rqsgRHMwV3g1RC1vWGM/edit"><text:span text:style-name="T100_11">google</text:span></text:a></text:span><text:span text:style-name="T100_12"><text:a xlink:type="simple" xlink:href="https://docs.google.com/file/d/0Bx33vSj-rqsgRHMwV3g1RC1vWGM/edit"><text:span text:style-name="T100_13">.</text:span></text:a></text:span><text:span text:style-name="T100_14"><text:a xlink:type="simple" xlink:href="https://docs.google.com/file/d/0Bx33vSj-rqsgRHMwV3g1RC1vWGM/edit"><text:span text:style-name="T100_15">com</text:span></text:a></text:span><text:span text:style-name="T100_16"><text:a xlink:type="simple" xlink:href="https://docs.google.com/file/d/0Bx33vSj-rqsgRHMwV3g1RC1vWGM/edit"><text:span text:style-name="T100_17">/</text:span></text:a></text:span><text:span text:style-name="T100_18"><text:a xlink:type="simple" xlink:href="https://docs.google.com/file/d/0Bx33vSj-rqsgRHMwV3g1RC1vWGM/edit"><text:span text:style-name="T100_19">file</text:span></text:a></text:span><text:span text:style-name="T100_20"><text:a xlink:type="simple" xlink:href="https://docs.google.com/file/d/0Bx33vSj-rqsgRHMwV3g1RC1vWGM/edit"><text:span text:style-name="T100_21">/</text:span></text:a></text:span><text:span text:style-name="T100_22"><text:a xlink:type="simple" xlink:href="https://docs.google.com/file/d/0Bx33vSj-rqsgRHMwV3g1RC1vWGM/edit"><text:span text:style-name="T100_23">d</text:span></text:a></text:span><text:span text:style-name="T100_24"><text:a xlink:type="simple" xlink:href="https://docs.google.com/file/d/0Bx33vSj-rqsgRHMwV3g1RC1vWGM/edit"><text:span text:style-name="T100_25">/0</text:span></text:a></text:span><text:span text:style-name="T100_26"><text:a xlink:type="simple" xlink:href="https://docs.google.com/file/d/0Bx33vSj-rqsgRHMwV3g1RC1vWGM/edit"><text:span text:style-name="T100_27">Bx</text:span></text:a></text:span><text:span text:style-name="T100_28"><text:a xlink:type="simple" xlink:href="https://docs.google.com/file/d/0Bx33vSj-rqsgRHMwV3g1RC1vWGM/edit"><text:span text:style-name="T100_29">33</text:span></text:a></text:span><text:span text:style-name="T100_30"><text:a xlink:type="simple" xlink:href="https://docs.google.com/file/d/0Bx33vSj-rqsgRHMwV3g1RC1vWGM/edit"><text:span text:style-name="T100_31">vSj</text:span></text:a></text:span><text:span text:style-name="T100_32"><text:a xlink:type="simple" xlink:href="https://docs.google.com/file/d/0Bx33vSj-rqsgRHMwV3g1RC1vWGM/edit"><text:span text:style-name="T100_33">-</text:span></text:a></text:span><text:span text:style-name="T100_34"><text:a xlink:type="simple" xlink:href="https://docs.google.com/file/d/0Bx33vSj-rqsgRHMwV3g1RC1vWGM/edit"><text:span text:style-name="T100_35">rqsgRHMwV</text:span></text:a></text:span><text:span text:style-name="T100_36"><text:a xlink:type="simple" xlink:href="https://docs.google.com/file/d/0Bx33vSj-rqsgRHMwV3g1RC1vWGM/edit"><text:span text:style-name="T100_37">3</text:span></text:a></text:span><text:span text:style-name="T100_38"><text:a xlink:type="simple" xlink:href="https://docs.google.com/file/d/0Bx33vSj-rqsgRHMwV3g1RC1vWGM/edit"><text:span text:style-name="T100_39">g</text:span></text:a></text:span><text:span text:style-name="T100_40"><text:a xlink:type="simple" xlink:href="https://docs.google.com/file/d/0Bx33vSj-rqsgRHMwV3g1RC1vWGM/edit"><text:span text:style-name="T100_41">1</text:span></text:a></text:span><text:span text:style-name="T100_42"><text:a xlink:type="simple" xlink:href="https://docs.google.com/file/d/0Bx33vSj-rqsgRHMwV3g1RC1vWGM/edit"><text:span text:style-name="T100_43">RC</text:span></text:a></text:span><text:span text:style-name="T100_44"><text:a xlink:type="simple" xlink:href="https://docs.google.com/file/d/0Bx33vSj-rqsgRHMwV3g1RC1vWGM/edit"><text:span text:style-name="T100_45">1</text:span></text:a></text:span><text:span text:style-name="T100_46"><text:a xlink:type="simple" xlink:href="https://docs.google.com/file/d/0Bx33vSj-rqsgRHMwV3g1RC1vWGM/edit"><text:span text:style-name="T100_47">vWGM</text:span></text:a></text:span><text:span text:style-name="T100_48"><text:a xlink:type="simple" xlink:href="https://docs.google.com/file/d/0Bx33vSj-rqsgRHMwV3g1RC1vWGM/edit"><text:span text:style-name="T100_49">/</text:span></text:a></text:span><text:span text:style-name="T100_50"><text:a xlink:type="simple" xlink:href="https://docs.google.com/file/d/0Bx33vSj-rqsgRHMwV3g1RC1vWGM/edit"><text:span text:style-name="T100_51">edit</text:span></text:a></text:span></text:p>
            <text:p text:style-name="P101"><text:span text:style-name="T101_1">-&gt;</text:span><text:span text:style-name="T101_2"><text:a xlink:type="simple" xlink:href="https://docs.google.com/file/d/0Bx33vSj-rqsgajZJSGhWUl96Tjg/edit"><text:span text:style-name="T101_3">https</text:span></text:a></text:span><text:span text:style-name="T101_4"><text:a xlink:type="simple" xlink:href="https://docs.google.com/file/d/0Bx33vSj-rqsgajZJSGhWUl96Tjg/edit"><text:span text:style-name="T101_5">://</text:span></text:a></text:span><text:span text:style-name="T101_6"><text:a xlink:type="simple" xlink:href="https://docs.google.com/file/d/0Bx33vSj-rqsgajZJSGhWUl96Tjg/edit"><text:span text:style-name="T101_7">docs</text:span></text:a></text:span><text:span text:style-name="T101_8"><text:a xlink:type="simple" xlink:href="https://docs.google.com/file/d/0Bx33vSj-rqsgajZJSGhWUl96Tjg/edit"><text:span text:style-name="T101_9">.</text:span></text:a></text:span><text:span text:style-name="T101_10"><text:a xlink:type="simple" xlink:href="https://docs.google.com/file/d/0Bx33vSj-rqsgajZJSGhWUl96Tjg/edit"><text:span text:style-name="T101_11">google</text:span></text:a></text:span><text:span text:style-name="T101_12"><text:a xlink:type="simple" xlink:href="https://docs.google.com/file/d/0Bx33vSj-rqsgajZJSGhWUl96Tjg/edit"><text:span text:style-name="T101_13">.</text:span></text:a></text:span><text:span text:style-name="T101_14"><text:a xlink:type="simple" xlink:href="https://docs.google.com/file/d/0Bx33vSj-rqsgajZJSGhWUl96Tjg/edit"><text:span text:style-name="T101_15">com</text:span></text:a></text:span><text:span text:style-name="T101_16"><text:a xlink:type="simple" xlink:href="https://docs.google.com/file/d/0Bx33vSj-rqsgajZJSGhWUl96Tjg/edit"><text:span text:style-name="T101_17">/</text:span></text:a></text:span><text:span text:style-name="T101_18"><text:a xlink:type="simple" xlink:href="https://docs.google.com/file/d/0Bx33vSj-rqsgajZJSGhWUl96Tjg/edit"><text:span text:style-name="T101_19">file</text:span></text:a></text:span><text:span text:style-name="T101_20"><text:a xlink:type="simple" xlink:href="https://docs.google.com/file/d/0Bx33vSj-rqsgajZJSGhWUl96Tjg/edit"><text:span text:style-name="T101_21">/</text:span></text:a></text:span><text:span text:style-name="T101_22"><text:a xlink:type="simple" xlink:href="https://docs.google.com/file/d/0Bx33vSj-rqsgajZJSGhWUl96Tjg/edit"><text:span text:style-name="T101_23">d</text:span></text:a></text:span><text:span text:style-name="T101_24"><text:a xlink:type="simple" xlink:href="https://docs.google.com/file/d/0Bx33vSj-rqsgajZJSGhWUl96Tjg/edit"><text:span text:style-name="T101_25">/0</text:span></text:a></text:span><text:span text:style-name="T101_26"><text:a xlink:type="simple" xlink:href="https://docs.google.com/file/d/0Bx33vSj-rqsgajZJSGhWUl96Tjg/edit"><text:span text:style-name="T101_27">Bx</text:span></text:a></text:span><text:span text:style-name="T101_28"><text:a xlink:type="simple" xlink:href="https://docs.google.com/file/d/0Bx33vSj-rqsgajZJSGhWUl96Tjg/edit"><text:span text:style-name="T101_29">33</text:span></text:a></text:span><text:span text:style-name="T101_30"><text:a xlink:type="simple" xlink:href="https://docs.google.com/file/d/0Bx33vSj-rqsgajZJSGhWUl96Tjg/edit"><text:span text:style-name="T101_31">vSj</text:span></text:a></text:span><text:span text:style-name="T101_32"><text:a xlink:type="simple" xlink:href="https://docs.google.com/file/d/0Bx33vSj-rqsgajZJSGhWUl96Tjg/edit"><text:span text:style-name="T101_33">-</text:span></text:a></text:span><text:span text:style-name="T101_34"><text:a xlink:type="simple" xlink:href="https://docs.google.com/file/d/0Bx33vSj-rqsgajZJSGhWUl96Tjg/edit"><text:span text:style-name="T101_35">rqsgajZJSGhWUl</text:span></text:a></text:span><text:span text:style-name="T101_36"><text:a xlink:type="simple" xlink:href="https://docs.google.com/file/d/0Bx33vSj-rqsgajZJSGhWUl96Tjg/edit"><text:span text:style-name="T101_37">96</text:span></text:a></text:span><text:span text:style-name="T101_38"><text:a xlink:type="simple" xlink:href="https://docs.google.com/file/d/0Bx33vSj-rqsgajZJSGhWUl96Tjg/edit"><text:span text:style-name="T101_39">Tjg</text:span></text:a></text:span><text:span text:style-name="T101_40"><text:a xlink:type="simple" xlink:href="https://docs.google.com/file/d/0Bx33vSj-rqsgajZJSGhWUl96Tjg/edit"><text:span text:style-name="T101_41">/</text:span></text:a></text:span><text:span text:style-name="T101_42"><text:a xlink:type="simple" xlink:href="https://docs.google.com/file/d/0Bx33vSj-rqsgajZJSGhWUl96Tjg/edit"><text:span text:style-name="T101_43">edit</text:span></text:a></text:span></text:p>
            <text:p text:style-name="P102"><text:span text:style-name="T102_1">-&gt;</text:span><text:span text:style-name="T102_2">https</text:span><text:span text:style-name="T102_3">://</text:span><text:span text:style-name="T102_4">docs</text:span><text:span text:style-name="T102_5">.</text:span><text:span text:style-name="T102_6">google</text:span><text:span text:style-name="T102_7">.</text:span><text:span text:style-name="T102_8">com</text:span><text:span text:style-name="T102_9">/</text:span><text:span text:style-name="T102_10">file</text:span><text:span text:style-name="T102_11">/</text:span><text:span text:style-name="T102_12">d</text:span><text:span text:style-name="T102_13">/0</text:span><text:span text:style-name="T102_14">Bx</text:span><text:span text:style-name="T102_15">33</text:span><text:span text:style-name="T102_16">vSj</text:span><text:span text:style-name="T102_17">-</text:span><text:span text:style-name="T102_18">rqsgbHVLY</text:span><text:span text:style-name="T102_19">04</text:span><text:span text:style-name="T102_20">ydkh</text:span><text:span text:style-name="T102_21">6</text:span><text:span text:style-name="T102_22">YWM</text:span><text:span text:style-name="T102_23">/</text:span><text:span text:style-name="T102_24">edit</text:span></text:p>
            <text:p text:style-name="P103"/>
          </table:table-cell>
        </table:table-row>
      </table:table>
      <text:p text:style-name="P104"/>
      <table:table table:style-name="Table3">
        <table:table-column table:style-name="Column7"/>
        <table:table-column table:style-name="Column8"/>
        <table:table-column table:style-name="Column9"/>
        <table:table-row table:style-name="Row9">
          <table:table-cell table:style-name="Cell25">
            <text:p text:style-name="P105"><text:span text:style-name="T105_1">ID</text:span></text:p>
          </table:table-cell>
          <table:table-cell table:style-name="Cell26">
            <text:p text:style-name="P106"><text:span text:style-name="T106_1">ITE</text:span><text:span text:style-name="T106_2">NS</text:span><text:span text:style-name="T106_3"><text:s/></text:span><text:span text:style-name="T106_4">CONFORMES</text:span></text:p>
          </table:table-cell>
          <table:table-cell table:style-name="Cell27">
            <text:p text:style-name="P107"><text:span text:style-name="T107_1">PERCENTUAL</text:span><text:span text:style-name="T107_2"><text:s/></text:span><text:span text:style-name="T107_3">DE</text:span><text:span text:style-name="T107_4"><text:s/></text:span><text:span text:style-name="T107_5">CONFORMIDADE</text:span></text:p>
          </table:table-cell>
        </table:table-row>
        <table:table-row table:style-name="Row10">
          <table:table-cell table:style-name="Cell28">
            <text:p text:style-name="P108"><text:span text:style-name="T108_1">1</text:span></text:p>
          </table:table-cell>
          <table:table-cell table:style-name="Cell29">
            <text:p text:style-name="P109"><text:span text:style-name="T109_1">Login</text:span><text:span text:style-name="T109_2"><text:s/></text:span><text:span text:style-name="T109_3">de</text:span><text:span text:style-name="T109_4"><text:s/></text:span><text:span text:style-name="T109_5">Sistema</text:span></text:p>
          </table:table-cell>
          <table:table-cell table:style-name="Cell30">
            <text:p text:style-name="P110"><text:span text:style-name="T110_1">100%</text:span></text:p>
          </table:table-cell>
        </table:table-row>
        <table:table-row table:style-name="Row11">
          <table:table-cell table:style-name="Cell31">
            <text:p text:style-name="P111"><text:span text:style-name="T111_1">2</text:span></text:p>
          </table:table-cell>
          <table:table-cell table:style-name="Cell32">
            <text:p text:style-name="P112"><text:span text:style-name="T112_1">Manter</text:span><text:span text:style-name="T112_2"><text:s/></text:span><text:span text:style-name="T112_3">Autor</text:span></text:p>
          </table:table-cell>
          <table:table-cell table:style-name="Cell33">
            <text:p text:style-name="P113"><text:span text:style-name="T113_1">100%</text:span></text:p>
          </table:table-cell>
        </table:table-row>
        <table:table-row table:style-name="Row12">
          <table:table-cell table:style-name="Cell34">
            <text:p text:style-name="P114"><text:span text:style-name="T114_1">3</text:span></text:p>
          </table:table-cell>
          <table:table-cell table:style-name="Cell35">
            <text:p text:style-name="P115"><text:span text:style-name="T115_1">Manter</text:span><text:span text:style-name="T115_2"><text:s/></text:span><text:span text:style-name="T115_3">Curso</text:span><text:span text:style-name="T115_4"><text:s/></text:span><text:span text:style-name="T115_5">do</text:span><text:span text:style-name="T115_6"><text:s/></text:span><text:span text:style-name="T115_7">Instituto</text:span><text:span text:style-name="T115_8"><text:s/></text:span><text:span text:style-name="T115_9">de</text:span><text:span text:style-name="T115_10"><text:s/></text:span><text:span text:style-name="T115_11">Informatica</text:span></text:p>
          </table:table-cell>
          <table:table-cell table:style-name="Cell36">
            <text:p text:style-name="P116"><text:span text:style-name="T116_1">100%</text:span></text:p>
          </table:table-cell>
        </table:table-row>
        <table:table-row table:style-name="Row13">
          <table:table-cell table:style-name="Cell37">
            <text:p text:style-name="P117"><text:span text:style-name="T117_1">4</text:span></text:p>
          </table:table-cell>
          <table:table-cell table:style-name="Cell38">
            <text:p text:style-name="P118"><text:span text:style-name="T118_1">Manter</text:span><text:span text:style-name="T118_2"><text:s/></text:span><text:span text:style-name="T118_3">Disciplina</text:span></text:p>
          </table:table-cell>
          <table:table-cell table:style-name="Cell39">
            <text:p text:style-name="P119"><text:span text:style-name="T119_1">100%</text:span></text:p>
          </table:table-cell>
        </table:table-row>
        <table:table-row table:style-name="Row14">
          <table:table-cell table:style-name="Cell40">
            <text:p text:style-name="P120"><text:span text:style-name="T120_1">5</text:span></text:p>
          </table:table-cell>
          <table:table-cell table:style-name="Cell41">
            <text:p text:style-name="P121"><text:span text:style-name="T121_1">Manter</text:span><text:span text:style-name="T121_2"><text:s/></text:span><text:span text:style-name="T121_3">Editora</text:span></text:p>
          </table:table-cell>
          <table:table-cell table:style-name="Cell42">
            <text:p text:style-name="P122"><text:span text:style-name="T122_1">100%</text:span></text:p>
          </table:table-cell>
        </table:table-row>
        <table:table-row table:style-name="Row15">
          <table:table-cell table:style-name="Cell43">
            <text:p text:style-name="P123"><text:span text:style-name="T123_1">6</text:span></text:p>
          </table:table-cell>
          <table:table-cell table:style-name="Cell44">
            <text:p text:style-name="P124"><text:span text:style-name="T124_1">Manter</text:span><text:span text:style-name="T124_2"><text:s/></text:span><text:span text:style-name="T124_3">Livros</text:span></text:p>
          </table:table-cell>
          <table:table-cell table:style-name="Cell45">
            <text:p text:style-name="P125"><text:span text:style-name="T125_1">100%</text:span></text:p>
          </table:table-cell>
        </table:table-row>
        <table:table-row table:style-name="Row16">
          <table:table-cell table:style-name="Cell46">
            <text:p text:style-name="P126"><text:span text:style-name="T126_1">7</text:span></text:p>
          </table:table-cell>
          <table:table-cell table:style-name="Cell47">
            <text:p text:style-name="P127"><text:span text:style-name="T127_1">Manter</text:span><text:span text:style-name="T127_2"><text:s/></text:span><text:span text:style-name="T127_3">Usuario</text:span></text:p>
          </table:table-cell>
          <table:table-cell table:style-name="Cell48">
            <text:p text:style-name="P128"><text:span text:style-name="T128_1">100%</text:span></text:p>
          </table:table-cell>
        </table:table-row>
        <table:table-row table:style-name="Row17">
          <table:table-cell table:style-name="Cell49">
            <text:p text:style-name="P129"/>
          </table:table-cell>
          <table:table-cell table:style-name="Cell50">
            <text:p text:style-name="P130"/>
          </table:table-cell>
          <table:table-cell table:style-name="Cell51">
            <text:p text:style-name="P131"/>
          </table:table-cell>
        </table:table-row>
      </table:table>
      <text:p text:style-name="P132"/>
      <text:p text:style-name="P133"/>
      <text:h text:style-name="P134" text:outline-level="10"><text:span text:style-name="T134_1">2.1<text:s/></text:span><text:span text:style-name="T134_2">Observações</text:span></text:h>
      <text:p text:style-name="P135"/>
      <text:p text:style-name="P136"><text:span text:style-name="T136_1">Casos</text:span><text:span text:style-name="T136_2"><text:s/></text:span><text:span text:style-name="T136_3">de</text:span><text:span text:style-name="T136_4"><text:s/></text:span><text:span text:style-name="T136_5">Testes</text:span><text:span text:style-name="T136_6"><text:s/>–<text:s/></text:span><text:span text:style-name="T136_7">Verificar</text:span><text:span text:style-name="T136_8"><text:s/></text:span><text:span text:style-name="T136_9">Exigências</text:span><text:span text:style-name="T136_10"><text:s/></text:span><text:span text:style-name="T136_11">do</text:span><text:span text:style-name="T136_12"><text:s/></text:span><text:span text:style-name="T136_13">MEC</text:span></text:p>
      <text:p text:style-name="P137"/>
      <text:p text:style-name="P138"><text:span text:style-name="T138_1">No</text:span><text:span text:style-name="T138_2"><text:s/></text:span><text:span text:style-name="T138_3">passo</text:span><text:span text:style-name="T138_4"><text:s/>1<text:s/></text:span><text:span text:style-name="T138_5">do</text:span><text:span text:style-name="T138_6"><text:s/></text:span><text:span text:style-name="T138_7">caso</text:span><text:span text:style-name="T138_8"><text:s/></text:span><text:span text:style-name="T138_9">de</text:span><text:span text:style-name="T138_10"><text:s/></text:span><text:span text:style-name="T138_11">teste</text:span><text:span text:style-name="T138_12"><text:s/></text:span><text:span text:style-name="T138_13">é</text:span><text:span text:style-name="T138_14"><text:s/></text:span><text:span text:style-name="T138_15">esperado</text:span><text:span text:style-name="T138_16"><text:s/></text:span><text:span text:style-name="T138_17">uma</text:span><text:span text:style-name="T138_18"><text:s/></text:span><text:span text:style-name="T138_19">listando</text:span><text:span text:style-name="T138_20"><text:s/></text:span><text:span text:style-name="T138_21">contendo</text:span><text:span text:style-name="T138_22"><text:s/></text:span><text:span text:style-name="T138_23">dentre</text:span><text:span text:style-name="T138_24"><text:s/></text:span><text:span text:style-name="T138_25">outros</text:span><text:span text:style-name="T138_26"><text:s/></text:span><text:span text:style-name="T138_27">atributo</text:span><text:span text:style-name="T138_28">,<text:s/></text:span><text:span text:style-name="T138_29">um</text:span></text:p>
      <text:p text:style-name="P139"><text:span text:style-name="T139_1">atributo</text:span><text:span text:style-name="T139_2"><text:s/>“</text:span><text:span text:style-name="T139_3">Ações</text:span><text:span text:style-name="T139_4">”.<text:s/></text:span><text:span text:style-name="T139_5">Esse</text:span><text:span text:style-name="T139_6"><text:s/></text:span><text:span text:style-name="T139_7">atributo</text:span><text:span text:style-name="T139_8"><text:s/></text:span><text:span text:style-name="T139_9">não</text:span><text:span text:style-name="T139_10"><text:s/></text:span><text:span text:style-name="T139_11">está</text:span><text:span text:style-name="T139_12"><text:s/></text:span><text:span text:style-name="T139_13">especificado</text:span><text:span text:style-name="T139_14"><text:s/></text:span><text:span text:style-name="T139_15">na</text:span><text:span text:style-name="T139_16"><text:s/></text:span><text:span text:style-name="T139_17">estória</text:span><text:span text:style-name="T139_18"><text:s/></text:span><text:span text:style-name="T139_19">de</text:span><text:span text:style-name="T139_20"><text:s/></text:span><text:span text:style-name="T139_21">usuário</text:span><text:span text:style-name="T139_22"><text:s/>7.</text:span></text:p>
      <text:p text:style-name="P140"/>
      <text:p text:style-name="P141"/>
      <text:p text:style-name="P142"/>
      <text:p text:style-name="P143"/>
      <text:p text:style-name="P144"><text:span text:style-name="T144_1">Casos</text:span><text:span text:style-name="T144_2"><text:s/></text:span><text:span text:style-name="T144_3">de</text:span><text:span text:style-name="T144_4"><text:s/></text:span><text:span text:style-name="T144_5">Testes</text:span><text:span text:style-name="T144_6"><text:s/>–<text:s/></text:span><text:span text:style-name="T144_7">Gerar</text:span><text:span text:style-name="T144_8"><text:s/></text:span><text:span text:style-name="T144_9">Cotação</text:span></text:p>
      <text:p text:style-name="P145"/>
      <text:p text:style-name="P146"><text:span text:style-name="T146_1">No</text:span><text:span text:style-name="T146_2"><text:s/></text:span><text:span text:style-name="T146_3">casos</text:span><text:span text:style-name="T146_4"><text:s/></text:span><text:span text:style-name="T146_5">de</text:span><text:span text:style-name="T146_6"><text:s/></text:span><text:span text:style-name="T146_7">teste</text:span><text:span text:style-name="T146_8"><text:s/></text:span><text:span text:style-name="T146_9">existe</text:span><text:span text:style-name="T146_10"><text:s/></text:span><text:span text:style-name="T146_11">a</text:span><text:span text:style-name="T146_12"><text:s/></text:span><text:span text:style-name="T146_13">opção</text:span><text:span text:style-name="T146_14"><text:s/></text:span><text:span text:style-name="T146_15">de</text:span><text:span text:style-name="T146_16"><text:s/></text:span><text:span text:style-name="T146_17">inclusão</text:span><text:span text:style-name="T146_18"><text:s/></text:span><text:span text:style-name="T146_19">de</text:span><text:span text:style-name="T146_20"><text:s/></text:span><text:span text:style-name="T146_21">valor</text:span><text:span text:style-name="T146_22"><text:s/></text:span><text:span text:style-name="T146_23">para</text:span><text:span text:style-name="T146_24"><text:s/></text:span><text:span text:style-name="T146_25">livros</text:span><text:span text:style-name="T146_26"><text:s/></text:span><text:span text:style-name="T146_27">que</text:span><text:span text:style-name="T146_28"><text:s/></text:span><text:span text:style-name="T146_29">não</text:span><text:span text:style-name="T146_30"><text:s/></text:span><text:span text:style-name="T146_31">obtiveram</text:span><text:span text:style-name="T146_32"><text:s/></text:span><text:span text:style-name="T146_33">êxito</text:span><text:span text:style-name="T146_34"><text:s/></text:span><text:span text:style-name="T146_35">em</text:span></text:p>
      <text:p text:style-name="P147"><text:span text:style-name="T147_1">suas</text:span><text:span text:style-name="T147_2"><text:s/></text:span><text:span text:style-name="T147_3">cotações</text:span><text:span text:style-name="T147_4">.<text:s/></text:span><text:span text:style-name="T147_5">É</text:span><text:span text:style-name="T147_6"><text:s/></text:span><text:span text:style-name="T147_7">um</text:span><text:span text:style-name="T147_8"><text:s/></text:span><text:span text:style-name="T147_9">fator</text:span><text:span text:style-name="T147_10"><text:s/></text:span><text:span text:style-name="T147_11">interessante</text:span><text:span text:style-name="T147_12"><text:s/></text:span><text:span text:style-name="T147_13">e</text:span><text:span text:style-name="T147_14"><text:s/></text:span><text:span text:style-name="T147_15">necessário</text:span><text:span text:style-name="T147_16"><text:s/></text:span><text:span text:style-name="T147_17">porém</text:span><text:span text:style-name="T147_18"><text:s/></text:span><text:span text:style-name="T147_19">não</text:span><text:span text:style-name="T147_20"><text:s/></text:span><text:span text:style-name="T147_21">está</text:span><text:span text:style-name="T147_22"><text:s/></text:span><text:span text:style-name="T147_23">descrito</text:span><text:span text:style-name="T147_24"><text:s/></text:span><text:span text:style-name="T147_25">na</text:span><text:span text:style-name="T147_26"><text:s/></text:span><text:span text:style-name="T147_27">estória</text:span><text:span text:style-name="T147_28"><text:s/></text:span><text:span text:style-name="T147_29">de</text:span><text:span text:style-name="T147_30"><text:s/></text:span><text:span text:style-name="T147_31">usuário</text:span><text:span text:style-name="T147_32">,<text:s/></text:span><text:span text:style-name="T147_33">ou</text:span></text:p>
      <text:p text:style-name="P148"><text:span text:style-name="T148_1">seja</text:span><text:span text:style-name="T148_2">,<text:s/></text:span><text:span text:style-name="T148_3">necessário</text:span><text:span text:style-name="T148_4"><text:s/></text:span><text:span text:style-name="T148_5">corrigir</text:span><text:span text:style-name="T148_6">.</text:span></text:p>
      <text:p text:style-name="P149"/>
      <text:p text:style-name="P150"><text:span text:style-name="T150_1">Não</text:span><text:span text:style-name="T150_2"><text:s/></text:span><text:span text:style-name="T150_3">há</text:span><text:span text:style-name="T150_4"><text:s/></text:span><text:span text:style-name="T150_5">clareza</text:span><text:span text:style-name="T150_6"><text:s/></text:span><text:span text:style-name="T150_7">nos</text:span><text:span text:style-name="T150_8"><text:s/></text:span><text:span text:style-name="T150_9">casos</text:span><text:span text:style-name="T150_10"><text:s/></text:span><text:span text:style-name="T150_11">de</text:span><text:span text:style-name="T150_12"><text:s/></text:span><text:span text:style-name="T150_13">testes</text:span><text:span text:style-name="T150_14"><text:s/></text:span><text:span text:style-name="T150_15">quando</text:span><text:span text:style-name="T150_16"><text:s/></text:span><text:span text:style-name="T150_17">se</text:span><text:span text:style-name="T150_18"><text:s/></text:span><text:span text:style-name="T150_19">trata</text:span><text:span text:style-name="T150_20"><text:s/></text:span><text:span text:style-name="T150_21">da</text:span><text:span text:style-name="T150_22"><text:s/></text:span><text:span text:style-name="T150_23">cotação</text:span><text:span text:style-name="T150_24"><text:s/></text:span><text:span text:style-name="T150_25">em</text:span><text:span text:style-name="T150_26"><text:s/></text:span><text:span text:style-name="T150_27">si</text:span><text:span text:style-name="T150_28">.<text:s/></text:span><text:span text:style-name="T150_29">Visto</text:span><text:span text:style-name="T150_30"><text:s/></text:span><text:span text:style-name="T150_31">que</text:span><text:span text:style-name="T150_32"><text:s/></text:span><text:span text:style-name="T150_33">cada</text:span><text:span text:style-name="T150_34"><text:s/></text:span><text:span text:style-name="T150_35">livro</text:span></text:p>
      <text:p text:style-name="P151"><text:span text:style-name="T151_1">deve</text:span><text:span text:style-name="T151_2"><text:s/></text:span><text:span text:style-name="T151_3">ter</text:span><text:span text:style-name="T151_4"><text:s/></text:span><text:span text:style-name="T151_5">cotação</text:span><text:span text:style-name="T151_6"><text:s/></text:span><text:span text:style-name="T151_7">de</text:span><text:span text:style-name="T151_8"><text:s/></text:span><text:span text:style-name="T151_9">seus</text:span><text:span text:style-name="T151_10"><text:s/></text:span><text:span text:style-name="T151_11">valores</text:span><text:span text:style-name="T151_12"><text:s/></text:span><text:span text:style-name="T151_13">em</text:span><text:span text:style-name="T151_14"><text:s/></text:span><text:span text:style-name="T151_15">cada</text:span><text:span text:style-name="T151_16"><text:s/></text:span><text:span text:style-name="T151_17">loja</text:span><text:span text:style-name="T151_18"><text:s/></text:span><text:span text:style-name="T151_19">e</text:span><text:span text:style-name="T151_20"><text:s/></text:span><text:span text:style-name="T151_21">esses</text:span><text:span text:style-name="T151_22"><text:s/></text:span><text:span text:style-name="T151_23">valores</text:span><text:span text:style-name="T151_24"><text:s/></text:span><text:span text:style-name="T151_25">devem</text:span><text:span text:style-name="T151_26"><text:s/></text:span><text:span text:style-name="T151_27">ser</text:span><text:span text:style-name="T151_28"><text:s/></text:span><text:span text:style-name="T151_29">apresentados</text:span><text:span text:style-name="T151_30">,<text:s/></text:span><text:span text:style-name="T151_31">esse</text:span><text:span text:style-name="T151_32"><text:s/></text:span><text:span text:style-name="T151_33">fato</text:span><text:span text:style-name="T151_34"><text:s/></text:span><text:span text:style-name="T151_35">não</text:span></text:p>
      <text:p text:style-name="P152"><text:span text:style-name="T152_1">está</text:span><text:span text:style-name="T152_2"><text:s/></text:span><text:span text:style-name="T152_3">claramente</text:span><text:span text:style-name="T152_4"><text:s/></text:span><text:span text:style-name="T152_5">descrito</text:span><text:span text:style-name="T152_6"><text:s/></text:span><text:span text:style-name="T152_7">nos</text:span><text:span text:style-name="T152_8"><text:s/></text:span><text:span text:style-name="T152_9">casos</text:span><text:span text:style-name="T152_10"><text:s/></text:span><text:span text:style-name="T152_11">de</text:span><text:span text:style-name="T152_12"><text:s/></text:span><text:span text:style-name="T152_13">teste</text:span><text:span text:style-name="T152_14">.</text:span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8">
          <table:table-cell table:style-name="Cell52">
            <text:p text:style-name="P165"><text:span text:style-name="T165_1">ID</text:span></text:p>
          </table:table-cell>
          <table:table-cell table:style-name="Cell53">
            <text:p text:style-name="P166"><text:span text:style-name="T166_1">ITENS</text:span><text:span text:style-name="T166_2"><text:s/></text:span><text:span text:style-name="T166_3">NÃO</text:span><text:span text:style-name="T166_4"><text:s/></text:span><text:span text:style-name="T166_5">CONFORMES</text:span></text:p>
          </table:table-cell>
          <table:table-cell table:style-name="Cell54">
            <text:p text:style-name="P167"><text:span text:style-name="T167_1">GRAVIDADE</text:span></text:p>
          </table:table-cell>
          <table:table-cell table:style-name="Cell55">
            <text:p text:style-name="P168"><text:span text:style-name="T168_1">OBSERVACAO</text:span></text:p>
          </table:table-cell>
        </table:table-row>
        <table:table-row table:style-name="Row19">
          <table:table-cell table:style-name="Cell56">
            <text:p text:style-name="P169"/>
          </table:table-cell>
          <table:table-cell table:style-name="Cell57">
            <text:p text:style-name="P170"><text:span text:style-name="T170_1">não</text:span><text:span text:style-name="T170_2"><text:s/></text:span><text:span text:style-name="T170_3">se</text:span><text:span text:style-name="T170_4"><text:s/></text:span><text:span text:style-name="T170_5">aplica</text:span></text:p>
          </table:table-cell>
          <table:table-cell table:style-name="Cell58">
            <text:p text:style-name="P171"/>
          </table:table-cell>
          <table:table-cell table:style-name="Cell59">
            <text:p text:style-name="P172"/>
          </table:table-cell>
        </table:table-row>
        <table:table-row table:style-name="Row20">
          <table:table-cell table:style-name="Cell60">
            <text:p text:style-name="P173"/>
          </table:table-cell>
          <table:table-cell table:style-name="Cell61">
            <text:p text:style-name="P174"/>
          </table:table-cell>
          <table:table-cell table:style-name="Cell62">
            <text:p text:style-name="P175"/>
          </table:table-cell>
          <table:table-cell table:style-name="Cell63">
            <text:p text:style-name="P176"/>
          </table:table-cell>
        </table:table-row>
      </table:table>
      <text:p text:style-name="P177"/>
      <text:p text:style-name="P178"/>
      <text:h text:style-name="P179" text:outline-level="10"><text:span text:style-name="T179_1">2.2<text:s/></text:span><text:span text:style-name="T179_2">Ações</text:span><text:span text:style-name="T179_3"><text:s/></text:span><text:span text:style-name="T179_4">Corretivas</text:span></text:h>
      <text:p text:style-name="P180"><text:span text:style-name="T180_1">&lt;</text:span><text:span text:style-name="T180_2">não</text:span><text:span text:style-name="T180_3"><text:s/></text:span><text:span text:style-name="T180_4">se</text:span><text:span text:style-name="T180_5"><text:s/></text:span><text:span text:style-name="T180_6">aplica</text:span><text:span text:style-name="T180_7">&gt;</text:span></text:p>
      <text:p text:style-name="P181"/>
      <text:p text:style-name="P182"/>
      <table:table table:style-name="Table5">
        <table:table-column table:style-name="Column14"/>
        <table:table-column table:style-name="Column15"/>
        <table:table-row table:style-name="Row21">
          <table:table-cell table:style-name="Cell64">
            <text:p text:style-name="P183"><text:span text:style-name="T183_1">ID</text:span></text:p>
          </table:table-cell>
          <table:table-cell table:style-name="Cell65">
            <text:p text:style-name="P184"><text:span text:style-name="T184_1">Ações</text:span><text:span text:style-name="T184_2"><text:s/></text:span><text:span text:style-name="T184_3">Corretivas</text:span></text:p>
          </table:table-cell>
        </table:table-row>
        <table:table-row table:style-name="Row22">
          <table:table-cell table:style-name="Cell66">
            <text:p text:style-name="P185"/>
          </table:table-cell>
          <table:table-cell table:style-name="Cell67">
            <text:p text:style-name="P186"/>
          </table:table-cell>
        </table:table-row>
        <table:table-row table:style-name="Row23">
          <table:table-cell table:style-name="Cell68">
            <text:p text:style-name="P187"/>
          </table:table-cell>
          <table:table-cell table:style-name="Cell69">
            <text:p text:style-name="P188"/>
          </table:table-cell>
        </table:table-row>
      </table:table>
      <text:p text:style-name="P189"/>
      <text:p text:style-name="P190"/>
      <text:p text:style-name="P1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7%" fo:margin-top="0.423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5b9bd5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7%" fo:margin-top="0.42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7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7%" fo:margin-top="0.35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7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7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917cm"/>
    </style:style>
    <style:style style:name="Column2" style:family="table-column">
      <style:table-column-properties style:column-width="3.069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left" fo:break-before="auto" fo:line-height="100%" fo:margin-top="0cm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REL</text:span><text:span text:style-name="T4_4">_</text:span><text:span text:style-name="T4_5">RelatorioDeExecucaoDoCheckListConsistenciaDoProduto</text:span><text:span text:style-name="T4_6">-</text:span><text:span text:style-name="T4_7">CASO</text:span><text:span text:style-name="T4_8"><text:s/></text:span><text:span text:style-name="T4_9">DE</text:span><text:span text:style-name="T4_10"><text:s/></text:span><text:span text:style-name="T4_11">TESTE</text:span></text:p>
            </table:table-cell>
            <table:table-cell table:style-name="Cell2">
              <text:p text:style-name="P5"><draw:frame svg:x="0cm" svg:y="0cm" svg:width="2.646cm" svg:height="1.984cm" draw:style-name="FR2" text:anchor-type="as-char" draw:z-index="0"><draw:image xlink:href="Pictures/image3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